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tropolis" svg:font-family="Metropolis, sans-serif"/>
    <style:font-face style:name="Microsoft YaHei" svg:font-family="'Microsoft YaHei'" style:font-family-generic="system" style:font-pitch="variable"/>
    <style:font-face style:name="Monaco" svg:font-family="Monaco,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Work Sans" svg:font-family="'Work Sans', sans-serif"/>
  </office:font-face-decls>
  <office:automatic-styles>
    <style:style style:name="P1" style:family="paragraph" style:parent-style-name="Heading_20_2">
      <style:text-properties fo:color="#191e1e" loext:opacity="100%" style:font-name="Metropolis" fo:font-weight="bold"/>
    </style:style>
    <style:style style:name="P2" style:family="paragraph" style:parent-style-name="Preformatted_20_Text">
      <style:paragraph-properties fo:margin-top="0in" fo:margin-bottom="0.1965in" style:contextual-spacing="false" fo:padding="0.1043in" fo:border="0.06pt solid #e1e1e8"/>
    </style:style>
    <style:style style:name="P3" style:family="paragraph" style:parent-style-name="Preformatted_20_Text">
      <style:paragraph-properties fo:padding="0.1043in" fo:border="0.06pt solid #e1e1e8"/>
    </style:style>
    <style:style style:name="P4" style:family="paragraph" style:parent-style-name="Text_20_body">
      <style:paragraph-properties fo:margin-top="0in" fo:margin-bottom="0in" style:contextual-spacing="false"/>
    </style:style>
    <style:style style:name="P5" style:family="paragraph" style:parent-style-name="Text_20_body">
      <style:text-properties fo:color="#333333" loext:opacity="100%"/>
    </style:style>
    <style:style style:name="P6" style:family="paragraph" style:parent-style-name="Text_20_body" style:list-style-name="L1">
      <style:paragraph-properties fo:margin-left="0in" fo:margin-right="0in" fo:margin-top="0.1252in" fo:margin-bottom="0.1252in" style:contextual-spacing="false" fo:text-indent="0in" style:auto-text-indent="false"/>
    </style:style>
    <style:style style:name="T1" style:family="text">
      <style:text-properties fo:font-variant="normal" fo:text-transform="none" fo:color="#191e1e" loext:opacity="100%" style:text-line-through-style="none" style:text-line-through-type="none" style:font-name="Metropolis" fo:letter-spacing="normal" fo:font-style="normal" style:text-underline-style="none" fo:font-weight="normal" style:text-blinking="false"/>
    </style:style>
    <style:style style:name="T2" style:family="text">
      <style:text-properties fo:text-transform="uppercase" style:text-line-through-style="none" style:text-line-through-type="none" style:font-name="Work Sans" style:text-underline-style="none" fo:font-weight="bold" style:text-blinking="false"/>
    </style:style>
    <style:style style:name="T3" style:family="text">
      <style:text-properties fo:text-transform="uppercase" style:font-name="Work Sans" fo:font-weight="bold"/>
    </style:style>
    <style:style style:name="T4" style:family="text">
      <style:text-properties fo:color="#333333" loext:opacity="100%"/>
    </style:style>
    <style:style style:name="T5" style:family="text">
      <style:text-properties fo:color="#086dc3" loext:opacity="100%" style:text-line-through-style="none" style:text-line-through-type="none" style:text-underline-style="none" style:text-blinking="false"/>
    </style:style>
    <style:style style:name="T6" style:family="text">
      <style:text-properties fo:color="#000099" loext:opacity="100%" style:font-name="Monaco" fo:font-size="10.5pt" loext:padding-left="0.0626in" loext:padding-right="0.0626in" loext:padding-top="0.0209in" loext:padding-bottom="0.0209in" loext:border="0.06pt solid #e1e1e8"/>
    </style:style>
    <style:style style:name="T7" style:family="text">
      <style:text-properties fo:color="#000099" loext:opacity="100%" style:text-line-through-style="none" style:text-line-through-type="none" style:font-name="Monaco" fo:font-size="10.5pt" style:text-underline-style="none" style:text-blinking="false" loext:padding-left="0.0626in" loext:padding-right="0.0626in" loext:padding-top="0.0209in" loext:padding-bottom="0.0209in" loext:border="0.06pt solid #e1e1e8"/>
    </style:style>
    <style:style style:name="T8" style:family="text">
      <style:text-properties fo:color="#000088" loext:opacity="100%" style:font-name="Monaco" fo:font-size="10.5pt" loext:padding="0in" loext:border="none"/>
    </style:style>
    <style:style style:name="T9" style:family="text">
      <style:text-properties fo:color="#000000" loext:opacity="100%" style:font-name="Monaco" fo:font-size="10.5pt" loext:padding="0in" loext:border="none"/>
    </style:style>
    <style:style style:name="T10" style:family="text">
      <style:text-properties fo:color="#000000" loext:opacity="100%" loext:padding="0in" loext:border="none"/>
    </style:style>
    <style:style style:name="T11" style:family="text">
      <style:text-properties fo:color="#666600" loext:opacity="100%" style:font-name="Monaco" fo:font-size="10.5pt" loext:padding="0in" loext:border="none"/>
    </style:style>
    <style:style style:name="T12" style:family="text">
      <style:text-properties fo:color="#660066" loext:opacity="100%" style:font-name="Monaco" fo:font-size="10.5pt" loext:padding="0in" loext:border="none"/>
    </style:style>
    <style:style style:name="T13" style:family="text">
      <style:text-properties fo:color="#006666" loext:opacity="100%" style:font-name="Monaco" fo:font-size="10.5pt" loext:padding="0in" loext:border="none"/>
    </style:style>
    <style:style style:name="T14" style:family="text">
      <style:text-properties fo:color="#008800" loext:opacity="100%" style:font-name="Monaco" fo:font-size="10.5pt" loext:padding="0in" loext:border="none"/>
    </style:style>
    <style:style style:name="T15" style:family="text">
      <style:text-properties fo:color="#880000" loext:opacity="100%" style:font-name="Monaco" fo:font-size="10.5pt" loext:padding="0in" loext:border="none"/>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s://spring.io/blog/2015/01/20/microservice-registration-and-discovery-with-spring-cloud-and-netflix-s-eureka" office:name="&amp;lpos=apps_scodevmw : 69" text:style-name="Internet_20_link" text:visited-style-name="Visited_20_Internet_20_Link"><text:span text:style-name="T1">Microservice Registration and Discovery with Spring Cloud and Netflix's Eureka</text:span></text:a></text:h>
      <text:p text:style-name="P4"><text:a xlink:type="simple" xlink:href="https://spring.io/blog/category/engineering" office:name="&amp;lpos=apps_scodevmw : 70" text:style-name="Internet_20_link" text:visited-style-name="Visited_20_Internet_20_Link"><text:span text:style-name="T2">ENGINEERING</text:span></text:a><text:span text:style-name="T3"> </text:span></text:p>
      <text:p text:style-name="P4"><text:a xlink:type="simple" xlink:href="https://spring.io/team/joshlong" office:name="&amp;lpos=apps_scodevmw : 71" text:style-name="Internet_20_link" text:visited-style-name="Visited_20_Internet_20_Link"><text:span text:style-name="T2">JOSH LONG</text:span></text:a><text:span text:style-name="T3"> </text:span></text:p>
      <text:p text:style-name="P4"><text:span text:style-name="T3">JANUARY 20, 2015</text:span></text:p>
      <text:p text:style-name="P4"><text:span text:style-name="T2"/></text:p>
      <text:p text:style-name="Text_20_body"><text:span text:style-name="T4">The microservice style of architecture is not so much about building individual services so much as it is making the </text:span><text:span text:style-name="Emphasis"><text:span text:style-name="T4">interactions between</text:span></text:span><text:span text:style-name="T4"> services reliable and failure-tolerant. While the focus on these interactions is new, the need for that focus is not. We’ve long known that services don’t operate in a vacuum. Even before cloud economics, we knew that - in a practical world - clients should be designed to be immune to service outages. The cloud makes it easy to think of capacity as ephemeral, fluid. The burden is on the client to manage this intrinsic complexity.</text:span></text:p>
      <text:p text:style-name="Text_20_body"><text:span text:style-name="T4">In this post, we’ll look at how </text:span><text:a xlink:type="simple" xlink:href="https://cloud.spring.io/" text:style-name="Internet_20_link" text:visited-style-name="Visited_20_Internet_20_Link"><text:span text:style-name="T5">Spring Cloud</text:span></text:a><text:span text:style-name="T4"> helps you manage that complexity with a service registry like Eureka and Consul and client-side load-balancing.</text:span></text:p>
      <text:h text:style-name="P1" text:outline-level="2">The Cloud’s Phone Book</text:h>
      <text:p text:style-name="P5">A service registry is a phone book for your microservices. Each service registers itself with the service registry and tells the registry where it lives (host, port, node name) and perhaps other service-specific metadata - things that other services can use to make informed decisions about it. Clients can ask questions about the service topology (“are there any ‘fulfillment-services’ available, and if so, where?”) and service capabilities (“can you handle X, Y, and Z?”). You probably already use a technology that has some notion of a cluster (Cassandra, Memcached, etc.), and that information is ideally stored in a service registry.</text:p>
      <text:p text:style-name="Text_20_body"><text:span text:style-name="T4">There </text:span><text:a xlink:type="simple" xlink:href="http://jasonwilder.com/blog/2014/02/04/service-discovery-in-the-cloud/" office:name="&amp;lpos=apps_scodevmw : 75" text:style-name="Internet_20_link" text:visited-style-name="Visited_20_Internet_20_Link"><text:span text:style-name="T5">are several popular options for service registries</text:span></text:a><text:span text:style-name="T4">. Netflix built and then open-sourced their own service registry, </text:span><text:a xlink:type="simple" xlink:href="https://github.com/netflix/eureka" office:name="&amp;lpos=apps_scodevmw : 76" text:style-name="Internet_20_link" text:visited-style-name="Visited_20_Internet_20_Link"><text:span text:style-name="T5">Eureka</text:span></text:a><text:span text:style-name="T4">. Another new, but increasingly popular option is </text:span><text:a xlink:type="simple" xlink:href="https://consul.io/" text:style-name="Internet_20_link" text:visited-style-name="Visited_20_Internet_20_Link"><text:span text:style-name="T5">Consul</text:span></text:a><text:span text:style-name="T4">. We’ll look principally at some of the integration between Spring Cloud and Netflix’s Eureka service registry.</text:span></text:p>
      <text:p text:style-name="Text_20_body"><text:span text:style-name="T4">From the </text:span><text:a xlink:type="simple" xlink:href="https://projects.spring.io/spring-cloud/" text:style-name="Internet_20_link" text:visited-style-name="Visited_20_Internet_20_Link"><text:span text:style-name="T5">the Spring Cloud project page</text:span></text:a><text:span text:style-name="T4">: “Spring Cloud provides tools for developers to quickly build some of the common patterns in distributed systems (e.g. configuration management, service discovery, circuit breakers, intelligent routing, micro-proxy, control bus, one-time tokens, global locks, leadership election, distributed sessions, cluster state). Coordination of distributed systems leads to boiler plate patterns, and using Spring Cloud developers can quickly stand up services and applications that implement those patterns. They will work well in any distributed environment, including the developer’s own laptop, bare metal data centres, and managed platforms such as Cloud Foundry.”</text:span></text:p>
      <text:p text:style-name="P5">Spring Cloud already supports both Eureka and Consul, though I’ll focus on Eureka in this post because it can be bootstrapped automatically in one of Spring Cloud’s auto-configurations. Eureka is implemented on the JVM but Consul is implemented in Go.</text:p>
      <text:h text:style-name="P1" text:outline-level="2"><text:soft-page-break/>Installing Eureka</text:h>
      <text:p text:style-name="Text_20_body"><text:span text:style-name="T4">Standing up an instance of the Eureka service registry is easy if you have </text:span><text:span text:style-name="Source_20_Text"><text:span text:style-name="T6">org.springframework.boot:spring-cloud-starter-eureka-server</text:span></text:span><text:span text:style-name="T4"> on your classpath.</text:span></text:p>
      <text:p text:style-name="P3"><text:span text:style-name="Source_20_Text"><text:span text:style-name="T8">package</text:span></text:span><text:span text:style-name="Source_20_Text"><text:span text:style-name="T9"> registry</text:span></text:span><text:span text:style-name="Source_20_Text"><text:span text:style-name="T11">;</text:span></text:span></text:p>
      <text:p text:style-name="P3"/>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boot</text:span></text:span><text:span text:style-name="Source_20_Text"><text:span text:style-name="T11">.</text:span></text:span><text:span text:style-name="Source_20_Text"><text:span text:style-name="T12">SpringApplication</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boot</text:span></text:span><text:span text:style-name="Source_20_Text"><text:span text:style-name="T11">.</text:span></text:span><text:span text:style-name="Source_20_Text"><text:span text:style-name="T9">autoconfigure</text:span></text:span><text:span text:style-name="Source_20_Text"><text:span text:style-name="T11">.</text:span></text:span><text:span text:style-name="Source_20_Text"><text:span text:style-name="T12">SpringBootApplication</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loud</text:span></text:span><text:span text:style-name="Source_20_Text"><text:span text:style-name="T11">.</text:span></text:span><text:span text:style-name="Source_20_Text"><text:span text:style-name="T9">netflix</text:span></text:span><text:span text:style-name="Source_20_Text"><text:span text:style-name="T11">.</text:span></text:span><text:span text:style-name="Source_20_Text"><text:span text:style-name="T9">eureka</text:span></text:span><text:span text:style-name="Source_20_Text"><text:span text:style-name="T11">.</text:span></text:span><text:span text:style-name="Source_20_Text"><text:span text:style-name="T9">server</text:span></text:span><text:span text:style-name="Source_20_Text"><text:span text:style-name="T11">.</text:span></text:span><text:span text:style-name="Source_20_Text"><text:span text:style-name="T12">EnableEurekaServer</text:span></text:span><text:span text:style-name="Source_20_Text"><text:span text:style-name="T11">;</text:span></text:span></text:p>
      <text:p text:style-name="P3"/>
      <text:p text:style-name="P3"><text:span text:style-name="Source_20_Text"><text:span text:style-name="T13">@SpringBootApplication</text:span></text:span></text:p>
      <text:p text:style-name="P3"><text:span text:style-name="Source_20_Text"><text:span text:style-name="T13">@EnableEurekaServer</text:span></text:span></text:p>
      <text:p text:style-name="P3"><text:span text:style-name="Source_20_Text"><text:span text:style-name="T8">public</text:span></text:span><text:span text:style-name="Source_20_Text"><text:span text:style-name="T9"> </text:span></text:span><text:span text:style-name="Source_20_Text"><text:span text:style-name="T8">class</text:span></text:span><text:span text:style-name="Source_20_Text"><text:span text:style-name="T9"> </text:span></text:span><text:span text:style-name="Source_20_Text"><text:span text:style-name="T12">Application</text:span></text:span><text:span text:style-name="Source_20_Text"><text:span text:style-name="T9"> </text:span></text:span><text:span text:style-name="Source_20_Text"><text:span text:style-name="T11">{</text:span></text:span></text:p>
      <text:p text:style-name="P3"/>
      <text:p text:style-name="P3"><text:span text:style-name="Source_20_Text"><text:span text:style-name="T10"><text:s text:c="2"/></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void</text:span></text:span><text:span text:style-name="Source_20_Text"><text:span text:style-name="T9"> main</text:span></text:span><text:span text:style-name="Source_20_Text"><text:span text:style-name="T11">(</text:span></text:span><text:span text:style-name="Source_20_Text"><text:span text:style-name="T12">String</text:span></text:span><text:span text:style-name="Source_20_Text"><text:span text:style-name="T11">[]</text:span></text:span><text:span text:style-name="Source_20_Text"><text:span text:style-name="T9"> args</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4"/></text:span></text:span><text:span text:style-name="Source_20_Text"><text:span text:style-name="T12">SpringApplication</text:span></text:span><text:span text:style-name="Source_20_Text"><text:span text:style-name="T11">.</text:span></text:span><text:span text:style-name="Source_20_Text"><text:span text:style-name="T9">run</text:span></text:span><text:span text:style-name="Source_20_Text"><text:span text:style-name="T11">(</text:span></text:span><text:span text:style-name="Source_20_Text"><text:span text:style-name="T12">Application</text:span></text:span><text:span text:style-name="Source_20_Text"><text:span text:style-name="T11">.</text:span></text:span><text:span text:style-name="Source_20_Text"><text:span text:style-name="T8">class</text:span></text:span><text:span text:style-name="Source_20_Text"><text:span text:style-name="T11">,</text:span></text:span><text:span text:style-name="Source_20_Text"><text:span text:style-name="T9"> args</text:span></text:span><text:span text:style-name="Source_20_Text"><text:span text:style-name="T11">);</text:span></text:span></text:p>
      <text:p text:style-name="P3"><text:span text:style-name="Source_20_Text"><text:span text:style-name="T10"><text:s text:c="2"/></text:span></text:span><text:span text:style-name="Source_20_Text"><text:span text:style-name="T11">}</text:span></text:span></text:p>
      <text:p text:style-name="P3"><text:span text:style-name="Source_20_Text"><text:span text:style-name="T11">}</text:span></text:span></text:p>
      <text:p text:style-name="P2">COPY</text:p>
      <text:p text:style-name="Text_20_body"><text:span text:style-name="T4">My nominal </text:span><text:span text:style-name="Source_20_Text"><text:span text:style-name="T6">src/main/resources/application.yml</text:span></text:span><text:span text:style-name="T4"> looks like this these days.</text:span></text:p>
      <text:p text:style-name="P3"><text:span text:style-name="Source_20_Text"><text:span text:style-name="T9">server</text:span></text:span><text:span text:style-name="Source_20_Text"><text:span text:style-name="T11">:</text:span></text:span></text:p>
      <text:p text:style-name="P3"><text:span text:style-name="Source_20_Text"><text:span text:style-name="T10"><text:s text:c="2"/></text:span></text:span><text:span text:style-name="Source_20_Text"><text:span text:style-name="T9">port</text:span></text:span><text:span text:style-name="Source_20_Text"><text:span text:style-name="T11">:</text:span></text:span><text:span text:style-name="Source_20_Text"><text:span text:style-name="T9"> $</text:span></text:span><text:span text:style-name="Source_20_Text"><text:span text:style-name="T11">{</text:span></text:span><text:span text:style-name="Source_20_Text"><text:span text:style-name="T9">PORT</text:span></text:span><text:span text:style-name="Source_20_Text"><text:span text:style-name="T11">:</text:span></text:span><text:span text:style-name="Source_20_Text"><text:span text:style-name="T13">8761</text:span></text:span><text:span text:style-name="Source_20_Text"><text:span text:style-name="T11">}</text:span></text:span></text:p>
      <text:p text:style-name="P3"/>
      <text:p text:style-name="P3"><text:span text:style-name="Source_20_Text"><text:span text:style-name="T9">eureka</text:span></text:span><text:span text:style-name="Source_20_Text"><text:span text:style-name="T11">:</text:span></text:span></text:p>
      <text:p text:style-name="P3"><text:span text:style-name="Source_20_Text"><text:span text:style-name="T10"><text:s text:c="2"/></text:span></text:span><text:span text:style-name="Source_20_Text"><text:span text:style-name="T9">client</text:span></text:span><text:span text:style-name="Source_20_Text"><text:span text:style-name="T11">:</text:span></text:span></text:p>
      <text:p text:style-name="P3"><text:span text:style-name="Source_20_Text"><text:span text:style-name="T10"><text:s text:c="4"/></text:span></text:span><text:span text:style-name="Source_20_Text"><text:span text:style-name="T9">registerWithEureka</text:span></text:span><text:span text:style-name="Source_20_Text"><text:span text:style-name="T11">:</text:span></text:span><text:span text:style-name="Source_20_Text"><text:span text:style-name="T9"> </text:span></text:span><text:span text:style-name="Source_20_Text"><text:span text:style-name="T8">false</text:span></text:span></text:p>
      <text:p text:style-name="P3"><text:span text:style-name="Source_20_Text"><text:span text:style-name="T10"><text:s text:c="4"/></text:span></text:span><text:span text:style-name="Source_20_Text"><text:span text:style-name="T9">fetchRegistry</text:span></text:span><text:span text:style-name="Source_20_Text"><text:span text:style-name="T11">:</text:span></text:span><text:span text:style-name="Source_20_Text"><text:span text:style-name="T9"> </text:span></text:span><text:span text:style-name="Source_20_Text"><text:span text:style-name="T8">false</text:span></text:span></text:p>
      <text:p text:style-name="P3"><text:span text:style-name="Source_20_Text"><text:span text:style-name="T10"><text:s text:c="4"/></text:span></text:span><text:span text:style-name="Source_20_Text"><text:span text:style-name="T9">server</text:span></text:span><text:span text:style-name="Source_20_Text"><text:span text:style-name="T11">:</text:span></text:span></text:p>
      <text:p text:style-name="P3"><text:span text:style-name="Source_20_Text"><text:span text:style-name="T10"><text:s text:c="6"/></text:span></text:span><text:span text:style-name="Source_20_Text"><text:span text:style-name="T9">waitTimeInMsWhenSyncEmpty</text:span></text:span><text:span text:style-name="Source_20_Text"><text:span text:style-name="T11">:</text:span></text:span><text:span text:style-name="Source_20_Text"><text:span text:style-name="T9"> </text:span></text:span><text:span text:style-name="Source_20_Text"><text:span text:style-name="T13">0</text:span></text:span></text:p>
      <text:p text:style-name="P2">COPY</text:p>
      <text:p text:style-name="Text_20_body"><text:span text:style-name="T4">The service’s port is defaulted to the well-known 8761 if </text:span><text:a xlink:type="simple" xlink:href="http://cloudfoundry.org/index.html" text:style-name="Internet_20_link" text:visited-style-name="Visited_20_Internet_20_Link"><text:span text:style-name="T5">Cloud Foundry</text:span></text:a><text:span text:style-name="T4">’s </text:span><text:span text:style-name="Source_20_Text"><text:span text:style-name="T6">VCAP_APPLICATION_PORT</text:span></text:span><text:span text:style-name="T4"> environment variable isn’t available. The rest of the configuration simply tells this instance to not register itself with the Eureka instance it finds, because that instance is.. itself. If you run it locally, you can point a browser to </text:span><text:span text:style-name="Source_20_Text"><text:span text:style-name="T6">http://localhost:8761</text:span></text:span><text:span text:style-name="T4"> and monitor the registry from there.</text:span></text:p>
      <text:h text:style-name="P1" text:outline-level="2">Deploying Eureka</text:h>
      <text:p text:style-name="Text_20_body"><text:span text:style-name="T4">Spring Cloud will startup a </text:span><text:a xlink:type="simple" xlink:href="https://projects.spring.io/spring-cloud/spring-cloud.html#spring-cloud-eureka-server" text:style-name="Internet_20_link" text:visited-style-name="Visited_20_Internet_20_Link"><text:span text:style-name="T5">Eureka instance with its Spring Boot auto-configuration</text:span></text:a><text:span text:style-name="T4">. There are a couple of things to consider when deploying Eureka. First, you should </text:span><text:span text:style-name="Emphasis"><text:span text:style-name="T4">always</text:span></text:span><text:span text:style-name="T4"> use a highly-available configuration in production. </text:span><text:a xlink:type="simple" xlink:href="https://github.com/spring-cloud-samples/eureka" text:style-name="Internet_20_link" text:visited-style-name="Visited_20_Internet_20_Link"><text:span text:style-name="T5">The Spring Cloud Eureka sample</text:span></text:a><text:span text:style-name="T4"> shows how to deploy it in a highly-available configuration.</text:span></text:p>
      <text:p text:style-name="Text_20_body"><text:soft-page-break/><text:span text:style-name="T4">Clients need to know where to find the Eureka instance. If you have DNS then that might be one option, if you’re not polluting too large a global namespace. If you’re </text:span><text:a xlink:type="simple" xlink:href="http://12factor.net/" text:style-name="Internet_20_link" text:visited-style-name="Visited_20_Internet_20_Link"><text:span text:style-name="T5">running in a Platform-as-a-Service and embracing 12-Factor app style applications</text:span></text:a><text:span text:style-name="T4"> then backing service credentials are configuration, and live external to the application, often exposed as environment variables. You can get the effect of having a Eureka service right now, though, by using Cloud Foundry’s </text:span><text:span text:style-name="Source_20_Text"><text:span text:style-name="T6">cf</text:span></text:span><text:span text:style-name="T4"> CLI </text:span><text:a xlink:type="simple" xlink:href="https://docs.pivotal.io/pivotalcf/devguide/services/user-provided.html" text:style-name="Internet_20_link" text:visited-style-name="Visited_20_Internet_20_Link"><text:span text:style-name="T5">to create </text:span></text:a><text:a xlink:type="simple" xlink:href="https://docs.pivotal.io/pivotalcf/devguide/services/user-provided.html" text:style-name="Internet_20_link" text:visited-style-name="Visited_20_Internet_20_Link"><text:span text:style-name="Emphasis"><text:span text:style-name="T5">a user-provided service</text:span></text:span></text:a><text:span text:style-name="T4">.</text:span></text:p>
      <text:p text:style-name="P2"><text:span text:style-name="Source_20_Text"><text:span text:style-name="T9">cf cups eureka</text:span></text:span><text:span text:style-name="Source_20_Text"><text:span text:style-name="T11">-</text:span></text:span><text:span text:style-name="Source_20_Text"><text:span text:style-name="T9">service </text:span></text:span><text:span text:style-name="Source_20_Text"><text:span text:style-name="T11">-</text:span></text:span><text:span text:style-name="Source_20_Text"><text:span text:style-name="T9">p </text:span></text:span><text:span text:style-name="Source_20_Text"><text:span text:style-name="T14">'{"uri":"http://host-of-your-eureka-setup"}'</text:span></text:span>COPY</text:p>
      <text:p text:style-name="Text_20_body"><text:span text:style-name="T4">Point </text:span><text:span text:style-name="Source_20_Text"><text:span text:style-name="T6">host-of-your-eureka-setup</text:span></text:span><text:span text:style-name="T4"> to a well-known host for your highly-available Eureka setup. I suspect we’ll soon see a way to create Eureka as a backing service in the same way you might a PostgreSQL or ElasticSearch instance on </text:span><text:a xlink:type="simple" xlink:href="https://www.pivotal.io/platform-as-a-service/pivotal-cf" text:style-name="Internet_20_link" text:visited-style-name="Visited_20_Internet_20_Link"><text:span text:style-name="T5">Pivotal Cloud Foundry</text:span></text:a><text:span text:style-name="T4">.</text:span></text:p>
      <text:p text:style-name="P5">Now that Eureka is up and running, let’s use it to connect some services to each other!</text:p>
      <text:h text:style-name="P1" text:outline-level="2">Speak for Yourself</text:h>
      <text:p text:style-name="Text_20_body"><text:span text:style-name="T4">Spring Cloud-based services have a </text:span><text:span text:style-name="Source_20_Text"><text:span text:style-name="T6">spring.application.name</text:span></text:span><text:span text:style-name="T4"> property. It’s used to pull down configuration from the Configuration server, to identify the service to Eureka, and is referenceable in numerous other contexts when building Spring Cloud-based applications. This value typically lives in </text:span><text:span text:style-name="Source_20_Text"><text:span text:style-name="T6">src/main/resources/bootstrap.(yml,properties)</text:span></text:span><text:span text:style-name="T4">, which is picked up earlier in the initialization than the normal </text:span><text:span text:style-name="Source_20_Text"><text:span text:style-name="T6">src/main/resources/application.(yml,properties)</text:span></text:span><text:span text:style-name="T4">. A service with </text:span><text:span text:style-name="Source_20_Text"><text:span text:style-name="T6">org.springframework.cloud:spring-cloud-starter-eureka</text:span></text:span><text:span text:style-name="T4"> on the classpath will be registered with the Eureka registry by its </text:span><text:span text:style-name="Source_20_Text"><text:span text:style-name="T6">spring.application.name</text:span></text:span><text:span text:style-name="T4">.</text:span></text:p>
      <text:p text:style-name="Text_20_body"><text:span text:style-name="T4">The </text:span><text:span text:style-name="Source_20_Text"><text:span text:style-name="T6">src/main/resources/boostrap.yml</text:span></text:span><text:span text:style-name="T4"> file for each of my services looks like this, where </text:span><text:span text:style-name="Source_20_Text"><text:span text:style-name="T6">my-service</text:span></text:span><text:span text:style-name="T4"> is the service name that changes from service to service:</text:span></text:p>
      <text:p text:style-name="P3"><text:span text:style-name="Source_20_Text"><text:span text:style-name="T9">spring</text:span></text:span><text:span text:style-name="Source_20_Text"><text:span text:style-name="T11">:</text:span></text:span></text:p>
      <text:p text:style-name="P3"><text:span text:style-name="Source_20_Text"><text:span text:style-name="T10"><text:s text:c="2"/></text:span></text:span><text:span text:style-name="Source_20_Text"><text:span text:style-name="T9">application</text:span></text:span><text:span text:style-name="Source_20_Text"><text:span text:style-name="T11">:</text:span></text:span></text:p>
      <text:p text:style-name="P2"><text:span text:style-name="Source_20_Text"><text:span text:style-name="T10"><text:s text:c="4"/></text:span></text:span><text:span text:style-name="Source_20_Text"><text:span text:style-name="T9">name</text:span></text:span><text:span text:style-name="Source_20_Text"><text:span text:style-name="T11">:</text:span></text:span><text:span text:style-name="Source_20_Text"><text:span text:style-name="T9"> </text:span></text:span><text:span text:style-name="Source_20_Text"><text:span text:style-name="T8">my</text:span></text:span><text:span text:style-name="Source_20_Text"><text:span text:style-name="T11">-</text:span></text:span><text:span text:style-name="Source_20_Text"><text:span text:style-name="T9">service</text:span></text:span>COPY</text:p>
      <text:p text:style-name="Text_20_body"><text:span text:style-name="T4">Spring Cloud uses the information in </text:span><text:span text:style-name="Source_20_Text"><text:span text:style-name="T6">bootstrap.yml</text:span></text:span><text:span text:style-name="T4"> at service startup to discover the Eureka service registry and register the service and its </text:span><text:span text:style-name="Source_20_Text"><text:span text:style-name="T6">spring.application.name</text:span></text:span><text:span text:style-name="T4">, host, port, etc. You might wonder about that first bit. Spring Cloud attempts to look for it at a well-known address (</text:span><text:span text:style-name="Source_20_Text"><text:span text:style-name="T6">http://127.0.0.1:</text:span></text:span><text:span text:style-name="T4">), but you can change that. Here’s my </text:span><text:span text:style-name="Source_20_Text"><text:span text:style-name="T6">src/main/resources/application.yml</text:span></text:span><text:span text:style-name="T4"> for a nominal Spring Cloud microservice, though </text:span><text:a xlink:type="simple" xlink:href="https://spring.io/blog/2015/01/13/configuring-it-all-out-or-12-factor-app-style-configuration-with-spring" text:style-name="Internet_20_link" text:visited-style-name="Visited_20_Internet_20_Link"><text:span text:style-name="T5">there’s no reason this couldn’t live in the Spring Cloud configuration server</text:span></text:a><text:span text:style-name="T4">. There may be many instances identifying themselves as </text:span><text:span text:style-name="Source_20_Text"><text:span text:style-name="T6">my-service</text:span></text:span><text:span text:style-name="T4">; Eureka will append the process’ information to a list of registrations for the same ID.</text:span></text:p>
      <text:p text:style-name="P3"><text:soft-page-break/><text:span text:style-name="Source_20_Text"><text:span text:style-name="T9">eureka</text:span></text:span><text:span text:style-name="Source_20_Text"><text:span text:style-name="T11">:</text:span></text:span></text:p>
      <text:p text:style-name="P3"><text:span text:style-name="Source_20_Text"><text:span text:style-name="T10"><text:s text:c="2"/></text:span></text:span><text:span text:style-name="Source_20_Text"><text:span text:style-name="T9">client</text:span></text:span><text:span text:style-name="Source_20_Text"><text:span text:style-name="T11">:</text:span></text:span></text:p>
      <text:p text:style-name="P3"><text:span text:style-name="Source_20_Text"><text:span text:style-name="T10"><text:s text:c="4"/></text:span></text:span><text:span text:style-name="Source_20_Text"><text:span text:style-name="T9">serviceUrl</text:span></text:span><text:span text:style-name="Source_20_Text"><text:span text:style-name="T11">:</text:span></text:span></text:p>
      <text:p text:style-name="P3"><text:span text:style-name="Source_20_Text"><text:span text:style-name="T10"><text:s text:c="6"/></text:span></text:span><text:span text:style-name="Source_20_Text"><text:span text:style-name="T9">defaultZone</text:span></text:span><text:span text:style-name="Source_20_Text"><text:span text:style-name="T11">:</text:span></text:span><text:span text:style-name="Source_20_Text"><text:span text:style-name="T9"> $</text:span></text:span><text:span text:style-name="Source_20_Text"><text:span text:style-name="T11">{</text:span></text:span><text:span text:style-name="Source_20_Text"><text:span text:style-name="T9">vcap</text:span></text:span><text:span text:style-name="Source_20_Text"><text:span text:style-name="T11">.</text:span></text:span><text:span text:style-name="Source_20_Text"><text:span text:style-name="T9">services</text:span></text:span><text:span text:style-name="Source_20_Text"><text:span text:style-name="T11">.</text:span></text:span><text:span text:style-name="Source_20_Text"><text:span text:style-name="T9">eureka</text:span></text:span><text:span text:style-name="Source_20_Text"><text:span text:style-name="T11">-</text:span></text:span><text:span text:style-name="Source_20_Text"><text:span text:style-name="T9">service</text:span></text:span><text:span text:style-name="Source_20_Text"><text:span text:style-name="T11">.</text:span></text:span><text:span text:style-name="Source_20_Text"><text:span text:style-name="T9">credentials</text:span></text:span><text:span text:style-name="Source_20_Text"><text:span text:style-name="T11">.</text:span></text:span><text:span text:style-name="Source_20_Text"><text:span text:style-name="T9">uri</text:span></text:span><text:span text:style-name="Source_20_Text"><text:span text:style-name="T11">:</text:span></text:span><text:span text:style-name="Source_20_Text"><text:span text:style-name="T9">http</text:span></text:span><text:span text:style-name="Source_20_Text"><text:span text:style-name="T11">:</text:span></text:span><text:span text:style-name="Source_20_Text"><text:span text:style-name="T15">//127.0.0.1:8761}/eureka/</text:span></text:span></text:p>
      <text:p text:style-name="P3"/>
      <text:p text:style-name="P3"><text:span text:style-name="Source_20_Text"><text:span text:style-name="T11">---</text:span></text:span></text:p>
      <text:p text:style-name="P3"><text:span text:style-name="Source_20_Text"><text:span text:style-name="T9">spring</text:span></text:span><text:span text:style-name="Source_20_Text"><text:span text:style-name="T11">:</text:span></text:span></text:p>
      <text:p text:style-name="P3"><text:span text:style-name="Source_20_Text"><text:span text:style-name="T10"><text:s text:c="2"/></text:span></text:span><text:span text:style-name="Source_20_Text"><text:span text:style-name="T9">profiles</text:span></text:span><text:span text:style-name="Source_20_Text"><text:span text:style-name="T11">:</text:span></text:span><text:span text:style-name="Source_20_Text"><text:span text:style-name="T9"> cloud</text:span></text:span></text:p>
      <text:p text:style-name="P3"><text:span text:style-name="Source_20_Text"><text:span text:style-name="T9">eureka</text:span></text:span><text:span text:style-name="Source_20_Text"><text:span text:style-name="T11">:</text:span></text:span></text:p>
      <text:p text:style-name="P3"><text:span text:style-name="Source_20_Text"><text:span text:style-name="T10"><text:s text:c="2"/></text:span></text:span><text:span text:style-name="Source_20_Text"><text:span text:style-name="T9">instance</text:span></text:span><text:span text:style-name="Source_20_Text"><text:span text:style-name="T11">:</text:span></text:span></text:p>
      <text:p text:style-name="P3"><text:span text:style-name="Source_20_Text"><text:span text:style-name="T10"><text:s text:c="4"/></text:span></text:span><text:span text:style-name="Source_20_Text"><text:span text:style-name="T9">hostname</text:span></text:span><text:span text:style-name="Source_20_Text"><text:span text:style-name="T11">:</text:span></text:span><text:span text:style-name="Source_20_Text"><text:span text:style-name="T9"> $</text:span></text:span><text:span text:style-name="Source_20_Text"><text:span text:style-name="T11">{</text:span></text:span><text:span text:style-name="Source_20_Text"><text:span text:style-name="T9">APPLICATION_DOMAIN</text:span></text:span><text:span text:style-name="Source_20_Text"><text:span text:style-name="T11">}</text:span></text:span></text:p>
      <text:p text:style-name="P3"><text:span text:style-name="Source_20_Text"><text:span text:style-name="T10"><text:s text:c="4"/></text:span></text:span><text:span text:style-name="Source_20_Text"><text:span text:style-name="T9">nonSecurePort</text:span></text:span><text:span text:style-name="Source_20_Text"><text:span text:style-name="T11">:</text:span></text:span><text:span text:style-name="Source_20_Text"><text:span text:style-name="T9"> </text:span></text:span><text:span text:style-name="Source_20_Text"><text:span text:style-name="T13">80</text:span></text:span></text:p>
      <text:p text:style-name="P2">COPY</text:p>
      <text:p text:style-name="Text_20_body"><text:span text:style-name="T4">In this configuration, the Spring Cloud Eureka client knows to connect to the Eureka instance running on localhost </text:span><text:span text:style-name="Emphasis"><text:span text:style-name="T4">if</text:span></text:span><text:span text:style-name="T4"> Cloud Foundry’s </text:span><text:span text:style-name="Source_20_Text"><text:span text:style-name="T6">VCAP_SERVICES</text:span></text:span><text:span text:style-name="T4"> environment variable doesn’t exist or contain valid credentials.</text:span></text:p>
      <text:p text:style-name="Text_20_body"><text:span text:style-name="T4">The bit of configuration under the </text:span><text:span text:style-name="Source_20_Text"><text:span text:style-name="T6">---</text:span></text:span><text:span text:style-name="T4"> delimiter is for when the application </text:span><text:a xlink:type="simple" xlink:href="https://docs.spring.io/spring-boot/docs/current/reference/html/boot-features-profiles.html" text:style-name="Internet_20_link" text:visited-style-name="Visited_20_Internet_20_Link"><text:span text:style-name="T5">is run under the </text:span></text:a><text:a xlink:type="simple" xlink:href="https://docs.spring.io/spring-boot/docs/current/reference/html/boot-features-profiles.html" text:style-name="Internet_20_link" text:visited-style-name="Visited_20_Internet_20_Link"><text:span text:style-name="Source_20_Text"><text:span text:style-name="T7">cloud</text:span></text:span></text:a><text:a xlink:type="simple" xlink:href="https://docs.spring.io/spring-boot/docs/current/reference/html/boot-features-profiles.html" text:style-name="Internet_20_link" text:visited-style-name="Visited_20_Internet_20_Link"><text:span text:style-name="T5"> Spring profile</text:span></text:a><text:span text:style-name="T4">. It’s easy to set a profile using the </text:span><text:span text:style-name="Source_20_Text"><text:span text:style-name="T6">SPRING_PROFILES_ACTIVE</text:span></text:span><text:span text:style-name="T4"> environment variable. You can configure Cloud Foundry environment variables in your </text:span><text:span text:style-name="Source_20_Text"><text:span text:style-name="T6">manifest.yml</text:span></text:span><text:span text:style-name="T4"> or, </text:span><text:a xlink:type="simple" xlink:href="https://github.com/pivotal-cf-experimental/lattice" text:style-name="Internet_20_link" text:visited-style-name="Visited_20_Internet_20_Link"><text:span text:style-name="T5">on Cloud Foundry Lattice</text:span></text:a><text:span text:style-name="T4">, your </text:span><text:a xlink:type="simple" xlink:href="https://docs.docker.com/reference/builder/" text:style-name="Internet_20_link" text:visited-style-name="Visited_20_Internet_20_Link"><text:span text:style-name="T5">Docker file</text:span></text:a><text:span text:style-name="T4">.</text:span></text:p>
      <text:p text:style-name="Text_20_body"><text:span text:style-name="T4">The </text:span><text:span text:style-name="Source_20_Text"><text:span text:style-name="T6">cloud</text:span></text:span><text:span text:style-name="T4"> profile specific configuration specifically tells the Eureka client how to register the service in the discovered Eureka registry. I do this because my services don’t use fixed DNS. </text:span><text:span text:style-name="Source_20_Text"><text:span text:style-name="T6">APPLICATION_DOMAIN</text:span></text:span><text:span text:style-name="T4"> is an environment variable I set in my deploy scripts that tells a service what its externally referenceable URI is.</text:span></text:p>
      <text:p text:style-name="P5">Click refresh on the Eureka web UI after 30 seconds (as of this writing) and you’ll see your web service(s) registered.</text:p>
      <text:h text:style-name="P1" text:outline-level="2">Client-Side Load Balancing with Ribbon</text:h>
      <text:p text:style-name="Text_20_body"><text:span text:style-name="T4">Spring Cloud references other services through their </text:span><text:span text:style-name="Source_20_Text"><text:span text:style-name="T6">spring.application.name</text:span></text:span><text:span text:style-name="T4"> value. Knowing this value can be handy in a lot of contexts when building Spring Cloud-based services.</text:span></text:p>
      <text:p text:style-name="Text_20_body"><text:span text:style-name="T4">The goal, you’ll recall, is to let the </text:span><text:span text:style-name="Emphasis"><text:span text:style-name="T4">client</text:span></text:span><text:span text:style-name="T4"> decide based on contextual information (which could change from client to client) which service instance it will connect to. Netflix has a Eureka-aware client-side load-balancing client called </text:span><text:a xlink:type="simple" xlink:href="https://github.com/Netflix/ribbon" text:style-name="Internet_20_link" text:visited-style-name="Visited_20_Internet_20_Link"><text:span text:style-name="T5">Ribbon</text:span></text:a><text:span text:style-name="T4"> that Spring Cloud integrates extensively. Ribbon is a client library with built-in software load balancers. Let’s look at an example that uses Eureka directly and then uses it through the Ribbon and Spring Cloud integration.</text:span></text:p>
      <text:p text:style-name="P3"><text:soft-page-break/><text:span text:style-name="Source_20_Text"><text:span text:style-name="T8">package</text:span></text:span><text:span text:style-name="Source_20_Text"><text:span text:style-name="T9"> passport</text:span></text:span><text:span text:style-name="Source_20_Text"><text:span text:style-name="T11">;</text:span></text:span></text:p>
      <text:p text:style-name="P3"/>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apache</text:span></text:span><text:span text:style-name="Source_20_Text"><text:span text:style-name="T11">.</text:span></text:span><text:span text:style-name="Source_20_Text"><text:span text:style-name="T9">commons</text:span></text:span><text:span text:style-name="Source_20_Text"><text:span text:style-name="T11">.</text:span></text:span><text:span text:style-name="Source_20_Text"><text:span text:style-name="T9">lang</text:span></text:span><text:span text:style-name="Source_20_Text"><text:span text:style-name="T11">.</text:span></text:span><text:span text:style-name="Source_20_Text"><text:span text:style-name="T9">builder</text:span></text:span><text:span text:style-name="Source_20_Text"><text:span text:style-name="T11">.</text:span></text:span><text:span text:style-name="Source_20_Text"><text:span text:style-name="T12">ToStringBuilder</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beans</text:span></text:span><text:span text:style-name="Source_20_Text"><text:span text:style-name="T11">.</text:span></text:span><text:span text:style-name="Source_20_Text"><text:span text:style-name="T9">factory</text:span></text:span><text:span text:style-name="Source_20_Text"><text:span text:style-name="T11">.</text:span></text:span><text:span text:style-name="Source_20_Text"><text:span text:style-name="T9">annotation</text:span></text:span><text:span text:style-name="Source_20_Text"><text:span text:style-name="T11">.</text:span></text:span><text:span text:style-name="Source_20_Text"><text:span text:style-name="T12">Autowired</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boot</text:span></text:span><text:span text:style-name="Source_20_Text"><text:span text:style-name="T11">.</text:span></text:span><text:span text:style-name="Source_20_Text"><text:span text:style-name="T12">CommandLineRunner</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boot</text:span></text:span><text:span text:style-name="Source_20_Text"><text:span text:style-name="T11">.</text:span></text:span><text:span text:style-name="Source_20_Text"><text:span text:style-name="T9">autoconfigure</text:span></text:span><text:span text:style-name="Source_20_Text"><text:span text:style-name="T11">.</text:span></text:span><text:span text:style-name="Source_20_Text"><text:span text:style-name="T12">SpringBootApplication</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boot</text:span></text:span><text:span text:style-name="Source_20_Text"><text:span text:style-name="T11">.</text:span></text:span><text:span text:style-name="Source_20_Text"><text:span text:style-name="T9">builder</text:span></text:span><text:span text:style-name="Source_20_Text"><text:span text:style-name="T11">.</text:span></text:span><text:span text:style-name="Source_20_Text"><text:span text:style-name="T12">SpringApplicationBuilder</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loud</text:span></text:span><text:span text:style-name="Source_20_Text"><text:span text:style-name="T11">.</text:span></text:span><text:span text:style-name="Source_20_Text"><text:span text:style-name="T9">client</text:span></text:span><text:span text:style-name="Source_20_Text"><text:span text:style-name="T11">.</text:span></text:span><text:span text:style-name="Source_20_Text"><text:span text:style-name="T12">ServiceInstance</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loud</text:span></text:span><text:span text:style-name="Source_20_Text"><text:span text:style-name="T11">.</text:span></text:span><text:span text:style-name="Source_20_Text"><text:span text:style-name="T9">client</text:span></text:span><text:span text:style-name="Source_20_Text"><text:span text:style-name="T11">.</text:span></text:span><text:span text:style-name="Source_20_Text"><text:span text:style-name="T9">discovery</text:span></text:span><text:span text:style-name="Source_20_Text"><text:span text:style-name="T11">.</text:span></text:span><text:span text:style-name="Source_20_Text"><text:span text:style-name="T12">DiscoveryClient</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loud</text:span></text:span><text:span text:style-name="Source_20_Text"><text:span text:style-name="T11">.</text:span></text:span><text:span text:style-name="Source_20_Text"><text:span text:style-name="T9">netflix</text:span></text:span><text:span text:style-name="Source_20_Text"><text:span text:style-name="T11">.</text:span></text:span><text:span text:style-name="Source_20_Text"><text:span text:style-name="T9">eureka</text:span></text:span><text:span text:style-name="Source_20_Text"><text:span text:style-name="T11">.</text:span></text:span><text:span text:style-name="Source_20_Text"><text:span text:style-name="T12">EnableEurekaClient</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loud</text:span></text:span><text:span text:style-name="Source_20_Text"><text:span text:style-name="T11">.</text:span></text:span><text:span text:style-name="Source_20_Text"><text:span text:style-name="T9">netflix</text:span></text:span><text:span text:style-name="Source_20_Text"><text:span text:style-name="T11">.</text:span></text:span><text:span text:style-name="Source_20_Text"><text:span text:style-name="T9">feign</text:span></text:span><text:span text:style-name="Source_20_Text"><text:span text:style-name="T11">.</text:span></text:span><text:span text:style-name="Source_20_Text"><text:span text:style-name="T12">EnableFeignClients</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loud</text:span></text:span><text:span text:style-name="Source_20_Text"><text:span text:style-name="T11">.</text:span></text:span><text:span text:style-name="Source_20_Text"><text:span text:style-name="T9">netflix</text:span></text:span><text:span text:style-name="Source_20_Text"><text:span text:style-name="T11">.</text:span></text:span><text:span text:style-name="Source_20_Text"><text:span text:style-name="T9">feign</text:span></text:span><text:span text:style-name="Source_20_Text"><text:span text:style-name="T11">.</text:span></text:span><text:span text:style-name="Source_20_Text"><text:span text:style-name="T12">FeignClient</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core</text:span></text:span><text:span text:style-name="Source_20_Text"><text:span text:style-name="T11">.</text:span></text:span><text:span text:style-name="Source_20_Text"><text:span text:style-name="T12">ParameterizedTypeReference</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http</text:span></text:span><text:span text:style-name="Source_20_Text"><text:span text:style-name="T11">.</text:span></text:span><text:span text:style-name="Source_20_Text"><text:span text:style-name="T12">HttpMethod</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http</text:span></text:span><text:span text:style-name="Source_20_Text"><text:span text:style-name="T11">.</text:span></text:span><text:span text:style-name="Source_20_Text"><text:span text:style-name="T12">ResponseEntity</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stereotype</text:span></text:span><text:span text:style-name="Source_20_Text"><text:span text:style-name="T11">.</text:span></text:span><text:span text:style-name="Source_20_Text"><text:span text:style-name="T12">Component</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web</text:span></text:span><text:span text:style-name="Source_20_Text"><text:span text:style-name="T11">.</text:span></text:span><text:span text:style-name="Source_20_Text"><text:span text:style-name="T9">bind</text:span></text:span><text:span text:style-name="Source_20_Text"><text:span text:style-name="T11">.</text:span></text:span><text:span text:style-name="Source_20_Text"><text:span text:style-name="T9">annotation</text:span></text:span><text:span text:style-name="Source_20_Text"><text:span text:style-name="T11">.</text:span></text:span><text:span text:style-name="Source_20_Text"><text:span text:style-name="T12">PathVariable</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web</text:span></text:span><text:span text:style-name="Source_20_Text"><text:span text:style-name="T11">.</text:span></text:span><text:span text:style-name="Source_20_Text"><text:span text:style-name="T9">bind</text:span></text:span><text:span text:style-name="Source_20_Text"><text:span text:style-name="T11">.</text:span></text:span><text:span text:style-name="Source_20_Text"><text:span text:style-name="T9">annotation</text:span></text:span><text:span text:style-name="Source_20_Text"><text:span text:style-name="T11">.</text:span></text:span><text:span text:style-name="Source_20_Text"><text:span text:style-name="T12">RequestMapping</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web</text:span></text:span><text:span text:style-name="Source_20_Text"><text:span text:style-name="T11">.</text:span></text:span><text:span text:style-name="Source_20_Text"><text:span text:style-name="T9">bind</text:span></text:span><text:span text:style-name="Source_20_Text"><text:span text:style-name="T11">.</text:span></text:span><text:span text:style-name="Source_20_Text"><text:span text:style-name="T9">annotation</text:span></text:span><text:span text:style-name="Source_20_Text"><text:span text:style-name="T11">.</text:span></text:span><text:span text:style-name="Source_20_Text"><text:span text:style-name="T12">RequestMethod</text:span></text:span><text:span text:style-name="Source_20_Text"><text:span text:style-name="T11">;</text:span></text:span></text:p>
      <text:p text:style-name="P3"><text:span text:style-name="Source_20_Text"><text:span text:style-name="T8">import</text:span></text:span><text:span text:style-name="Source_20_Text"><text:span text:style-name="T9"> org</text:span></text:span><text:span text:style-name="Source_20_Text"><text:span text:style-name="T11">.</text:span></text:span><text:span text:style-name="Source_20_Text"><text:span text:style-name="T9">springframework</text:span></text:span><text:span text:style-name="Source_20_Text"><text:span text:style-name="T11">.</text:span></text:span><text:span text:style-name="Source_20_Text"><text:span text:style-name="T9">web</text:span></text:span><text:span text:style-name="Source_20_Text"><text:span text:style-name="T11">.</text:span></text:span><text:span text:style-name="Source_20_Text"><text:span text:style-name="T9">client</text:span></text:span><text:span text:style-name="Source_20_Text"><text:span text:style-name="T11">.</text:span></text:span><text:span text:style-name="Source_20_Text"><text:span text:style-name="T12">RestTemplate</text:span></text:span><text:span text:style-name="Source_20_Text"><text:span text:style-name="T11">;</text:span></text:span></text:p>
      <text:p text:style-name="P3"/>
      <text:p text:style-name="P3"><text:span text:style-name="Source_20_Text"><text:span text:style-name="T8">import</text:span></text:span><text:span text:style-name="Source_20_Text"><text:span text:style-name="T9"> java</text:span></text:span><text:span text:style-name="Source_20_Text"><text:span text:style-name="T11">.</text:span></text:span><text:span text:style-name="Source_20_Text"><text:span text:style-name="T9">util</text:span></text:span><text:span text:style-name="Source_20_Text"><text:span text:style-name="T11">.</text:span></text:span><text:span text:style-name="Source_20_Text"><text:span text:style-name="T12">List</text:span></text:span><text:span text:style-name="Source_20_Text"><text:span text:style-name="T11">;</text:span></text:span></text:p>
      <text:p text:style-name="P3"/>
      <text:p text:style-name="P3"><text:span text:style-name="Source_20_Text"><text:span text:style-name="T13">@SpringBootApplication</text:span></text:span></text:p>
      <text:p text:style-name="P3"><text:span text:style-name="Source_20_Text"><text:span text:style-name="T13">@EnableEurekaClient</text:span></text:span></text:p>
      <text:p text:style-name="P3"><text:span text:style-name="Source_20_Text"><text:span text:style-name="T13">@EnableFeignClients</text:span></text:span></text:p>
      <text:p text:style-name="P3"><text:span text:style-name="Source_20_Text"><text:span text:style-name="T8">public</text:span></text:span><text:span text:style-name="Source_20_Text"><text:span text:style-name="T9"> </text:span></text:span><text:span text:style-name="Source_20_Text"><text:span text:style-name="T8">class</text:span></text:span><text:span text:style-name="Source_20_Text"><text:span text:style-name="T9"> </text:span></text:span><text:span text:style-name="Source_20_Text"><text:span text:style-name="T12">Application</text:span></text:span><text:span text:style-name="Source_20_Text"><text:span text:style-name="T9"> </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static</text:span></text:span><text:span text:style-name="Source_20_Text"><text:span text:style-name="T9"> </text:span></text:span><text:span text:style-name="Source_20_Text"><text:span text:style-name="T8">void</text:span></text:span><text:span text:style-name="Source_20_Text"><text:span text:style-name="T9"> main</text:span></text:span><text:span text:style-name="Source_20_Text"><text:span text:style-name="T11">(</text:span></text:span><text:span text:style-name="Source_20_Text"><text:span text:style-name="T12">String</text:span></text:span><text:span text:style-name="Source_20_Text"><text:span text:style-name="T11">[]</text:span></text:span><text:span text:style-name="Source_20_Text"><text:span text:style-name="T9"> args</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new</text:span></text:span><text:span text:style-name="Source_20_Text"><text:span text:style-name="T9"> </text:span></text:span><text:span text:style-name="Source_20_Text"><text:span text:style-name="T12">SpringApplicationBuilder</text:span></text:span><text:span text:style-name="Source_20_Text"><text:span text:style-name="T11">(</text:span></text:span><text:span text:style-name="Source_20_Text"><text:span text:style-name="T12">Application</text:span></text:span><text:span text:style-name="Source_20_Text"><text:span text:style-name="T11">.</text:span></text:span><text:span text:style-name="Source_20_Text"><text:span text:style-name="T8">class</text:span></text:span><text:span text:style-name="Source_20_Text"><text:span text:style-name="T11">)</text:span></text:span></text:p>
      <text:p text:style-name="P3"><text:span text:style-name="Source_20_Text"><text:span text:style-name="T10"><text:s text:c="16"/></text:span></text:span><text:span text:style-name="Source_20_Text"><text:span text:style-name="T11">.</text:span></text:span><text:span text:style-name="Source_20_Text"><text:span text:style-name="T9">web</text:span></text:span><text:span text:style-name="Source_20_Text"><text:span text:style-name="T11">(</text:span></text:span><text:span text:style-name="Source_20_Text"><text:span text:style-name="T8">false</text:span></text:span><text:span text:style-name="Source_20_Text"><text:span text:style-name="T11">)</text:span></text:span></text:p>
      <text:p text:style-name="P3"><text:span text:style-name="Source_20_Text"><text:span text:style-name="T10"><text:s text:c="16"/></text:span></text:span><text:span text:style-name="Source_20_Text"><text:span text:style-name="T11">.</text:span></text:span><text:span text:style-name="Source_20_Text"><text:span text:style-name="T9">run</text:span></text:span><text:span text:style-name="Source_20_Text"><text:span text:style-name="T11">(</text:span></text:span><text:span text:style-name="Source_20_Text"><text:span text:style-name="T9">args</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text:span text:style-name="Source_20_Text"><text:span text:style-name="T11">}</text:span></text:span></text:p>
      <text:p text:style-name="P3"/>
      <text:p text:style-name="P3"><text:span text:style-name="Source_20_Text"><text:span text:style-name="T13">@Component</text:span></text:span></text:p>
      <text:p text:style-name="P3"><text:span text:style-name="Source_20_Text"><text:span text:style-name="T8">class</text:span></text:span><text:span text:style-name="Source_20_Text"><text:span text:style-name="T9"> </text:span></text:span><text:span text:style-name="Source_20_Text"><text:span text:style-name="T12">DiscoveryClientExample</text:span></text:span><text:span text:style-name="Source_20_Text"><text:span text:style-name="T9"> </text:span></text:span><text:span text:style-name="Source_20_Text"><text:span text:style-name="T8">implements</text:span></text:span><text:span text:style-name="Source_20_Text"><text:span text:style-name="T9"> </text:span></text:span><text:span text:style-name="Source_20_Text"><text:span text:style-name="T12">CommandLineRunner</text:span></text:span><text:span text:style-name="Source_20_Text"><text:span text:style-name="T9"> </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Autowired</text:span></text:span></text:p>
      <text:p text:style-name="P3"><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12">DiscoveryClient</text:span></text:span><text:span text:style-name="Source_20_Text"><text:span text:style-name="T9"> discoveryClient</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Override</text:span></text:span></text:p>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void</text:span></text:span><text:span text:style-name="Source_20_Text"><text:span text:style-name="T9"> run</text:span></text:span><text:span text:style-name="Source_20_Text"><text:span text:style-name="T11">(</text:span></text:span><text:span text:style-name="Source_20_Text"><text:span text:style-name="T12">String</text:span></text:span><text:span text:style-name="Source_20_Text"><text:span text:style-name="T11">...</text:span></text:span><text:span text:style-name="Source_20_Text"><text:span text:style-name="T9"> strings</text:span></text:span><text:span text:style-name="Source_20_Text"><text:span text:style-name="T11">)</text:span></text:span><text:span text:style-name="Source_20_Text"><text:span text:style-name="T9"> </text:span></text:span><text:span text:style-name="Source_20_Text"><text:span text:style-name="T8">throws</text:span></text:span><text:span text:style-name="Source_20_Text"><text:span text:style-name="T9"> </text:span></text:span><text:span text:style-name="Source_20_Text"><text:span text:style-name="T12">Exception</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9">discoveryClient</text:span></text:span><text:span text:style-name="Source_20_Text"><text:span text:style-name="T11">.</text:span></text:span><text:span text:style-name="Source_20_Text"><text:span text:style-name="T9">getInstances</text:span></text:span><text:span text:style-name="Source_20_Text"><text:span text:style-name="T11">(</text:span></text:span><text:span text:style-name="Source_20_Text"><text:span text:style-name="T14">"photo-service"</text:span></text:span><text:span text:style-name="Source_20_Text"><text:span text:style-name="T11">).</text:span></text:span><text:span text:style-name="Source_20_Text"><text:span text:style-name="T9">forEach</text:span></text:span><text:span text:style-name="Source_20_Text"><text:span text:style-name="T11">((</text:span></text:span><text:span text:style-name="Source_20_Text"><text:span text:style-name="T12">ServiceInstance</text:span></text:span><text:span text:style-name="Source_20_Text"><text:span text:style-name="T9"> s</text:span></text:span><text:span text:style-name="Source_20_Text"><text:span text:style-name="T11">)</text:span></text:span><text:span text:style-name="Source_20_Text"><text:span text:style-name="T9"> </text:span></text:span><text:span text:style-name="Source_20_Text"><text:span text:style-name="T11">-&gt;</text:span></text:span><text:span text:style-name="Source_20_Text"><text:span text:style-name="T9"> </text:span></text:span><text:span text:style-name="Source_20_Text"><text:span text:style-name="T11">{</text:span></text:span></text:p>
      <text:p text:style-name="P3"><text:span text:style-name="Source_20_Text"><text:span text:style-name="T10"><text:s text:c="12"/></text:span></text:span><text:span text:style-name="Source_20_Text"><text:span text:style-name="T12">System</text:span></text:span><text:span text:style-name="Source_20_Text"><text:span text:style-name="T11">.</text:span></text:span><text:span text:style-name="Source_20_Text"><text:span text:style-name="T8">out</text:span></text:span><text:span text:style-name="Source_20_Text"><text:span text:style-name="T11">.</text:span></text:span><text:span text:style-name="Source_20_Text"><text:span text:style-name="T9">println</text:span></text:span><text:span text:style-name="Source_20_Text"><text:span text:style-name="T11">(</text:span></text:span><text:span text:style-name="Source_20_Text"><text:span text:style-name="T12">ToStringBuilder</text:span></text:span><text:span text:style-name="Source_20_Text"><text:span text:style-name="T11">.</text:span></text:span><text:span text:style-name="Source_20_Text"><text:span text:style-name="T9">reflectionToString</text:span></text:span><text:span text:style-name="Source_20_Text"><text:span text:style-name="T11">(</text:span></text:span><text:span text:style-name="Source_20_Text"><text:span text:style-name="T9">s</text:span></text:span><text:span text:style-name="Source_20_Text"><text:span text:style-name="T11">));</text:span></text:span></text:p>
      <text:p text:style-name="P3"><text:span text:style-name="Source_20_Text"><text:span text:style-name="T10"><text:s text:c="8"/></text:span></text:span><text:span text:style-name="Source_20_Text"><text:span text:style-name="T11">});</text:span></text:span></text:p>
      <text:p text:style-name="P3"><text:span text:style-name="Source_20_Text"><text:span text:style-name="T10"><text:s text:c="8"/></text:span></text:span><text:span text:style-name="Source_20_Text"><text:span text:style-name="T9">discoveryClient</text:span></text:span><text:span text:style-name="Source_20_Text"><text:span text:style-name="T11">.</text:span></text:span><text:span text:style-name="Source_20_Text"><text:span text:style-name="T9">getInstances</text:span></text:span><text:span text:style-name="Source_20_Text"><text:span text:style-name="T11">(</text:span></text:span><text:span text:style-name="Source_20_Text"><text:span text:style-name="T14">"bookmark-service"</text:span></text:span><text:span text:style-name="Source_20_Text"><text:span text:style-name="T11">).</text:span></text:span><text:span text:style-name="Source_20_Text"><text:span text:style-name="T9">forEach</text:span></text:span><text:span text:style-name="Source_20_Text"><text:span text:style-name="T11">((</text:span></text:span><text:span text:style-name="Source_20_Text"><text:span text:style-name="T12">ServiceInstance</text:span></text:span><text:span text:style-name="Source_20_Text"><text:span text:style-name="T9"> s</text:span></text:span><text:span text:style-name="Source_20_Text"><text:span text:style-name="T11">)</text:span></text:span><text:span text:style-name="Source_20_Text"><text:span text:style-name="T9"> </text:span></text:span><text:span text:style-name="Source_20_Text"><text:span text:style-name="T11">-&gt;</text:span></text:span><text:span text:style-name="Source_20_Text"><text:span text:style-name="T9"> </text:span></text:span><text:span text:style-name="Source_20_Text"><text:span text:style-name="T11">{</text:span></text:span></text:p>
      <text:p text:style-name="P3"><text:span text:style-name="Source_20_Text"><text:span text:style-name="T10"><text:s text:c="12"/></text:span></text:span><text:span text:style-name="Source_20_Text"><text:span text:style-name="T12">System</text:span></text:span><text:span text:style-name="Source_20_Text"><text:span text:style-name="T11">.</text:span></text:span><text:span text:style-name="Source_20_Text"><text:span text:style-name="T8">out</text:span></text:span><text:span text:style-name="Source_20_Text"><text:span text:style-name="T11">.</text:span></text:span><text:span text:style-name="Source_20_Text"><text:span text:style-name="T9">println</text:span></text:span><text:span text:style-name="Source_20_Text"><text:span text:style-name="T11">(</text:span></text:span><text:span text:style-name="Source_20_Text"><text:span text:style-name="T12">ToStringBuilder</text:span></text:span><text:span text:style-name="Source_20_Text"><text:span text:style-name="T11">.</text:span></text:span><text:span text:style-name="Source_20_Text"><text:span text:style-name="T9">reflectionToString</text:span></text:span><text:span text:style-name="Source_20_Text"><text:span text:style-name="T11">(</text:span></text:span><text:span text:style-name="Source_20_Text"><text:span text:style-name="T9">s</text:span></text:span><text:span text:style-name="Source_20_Text"><text:span text:style-name="T11">));</text:span></text:span></text:p>
      <text:p text:style-name="P3"><text:span text:style-name="Source_20_Text"><text:span text:style-name="T10"><text:s text:c="8"/></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text:span text:style-name="Source_20_Text"><text:span text:style-name="T11">}</text:span></text:span></text:p>
      <text:p text:style-name="P3"/>
      <text:p text:style-name="P3"><text:span text:style-name="Source_20_Text"><text:span text:style-name="T13">@Component</text:span></text:span></text:p>
      <text:p text:style-name="P3"><text:span text:style-name="Source_20_Text"><text:span text:style-name="T8">class</text:span></text:span><text:span text:style-name="Source_20_Text"><text:span text:style-name="T9"> </text:span></text:span><text:span text:style-name="Source_20_Text"><text:span text:style-name="T12">RestTemplateExample</text:span></text:span><text:span text:style-name="Source_20_Text"><text:span text:style-name="T9"> </text:span></text:span><text:span text:style-name="Source_20_Text"><text:span text:style-name="T8">implements</text:span></text:span><text:span text:style-name="Source_20_Text"><text:span text:style-name="T9"> </text:span></text:span><text:span text:style-name="Source_20_Text"><text:span text:style-name="T12">CommandLineRunner</text:span></text:span><text:span text:style-name="Source_20_Text"><text:span text:style-name="T9"> </text:span></text:span><text:span text:style-name="Source_20_Text"><text:span text:style-name="T11">{</text:span></text:span></text:p>
      <text:p text:style-name="P3"><text:soft-page-break/></text:p>
      <text:p text:style-name="P3"><text:span text:style-name="Source_20_Text"><text:span text:style-name="T10"><text:s text:c="4"/></text:span></text:span><text:span text:style-name="Source_20_Text"><text:span text:style-name="T13">@Autowired</text:span></text:span></text:p>
      <text:p text:style-name="P3"><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12">RestTemplate</text:span></text:span><text:span text:style-name="Source_20_Text"><text:span text:style-name="T9"> restTemplate</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Override</text:span></text:span></text:p>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void</text:span></text:span><text:span text:style-name="Source_20_Text"><text:span text:style-name="T9"> run</text:span></text:span><text:span text:style-name="Source_20_Text"><text:span text:style-name="T11">(</text:span></text:span><text:span text:style-name="Source_20_Text"><text:span text:style-name="T12">String</text:span></text:span><text:span text:style-name="Source_20_Text"><text:span text:style-name="T11">...</text:span></text:span><text:span text:style-name="Source_20_Text"><text:span text:style-name="T9"> strings</text:span></text:span><text:span text:style-name="Source_20_Text"><text:span text:style-name="T11">)</text:span></text:span><text:span text:style-name="Source_20_Text"><text:span text:style-name="T9"> </text:span></text:span><text:span text:style-name="Source_20_Text"><text:span text:style-name="T8">throws</text:span></text:span><text:span text:style-name="Source_20_Text"><text:span text:style-name="T9"> </text:span></text:span><text:span text:style-name="Source_20_Text"><text:span text:style-name="T12">Exception</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15">// use the "smart" Eureka-aware RestTemplate</text:span></text:span></text:p>
      <text:p text:style-name="P3"><text:span text:style-name="Source_20_Text"><text:span text:style-name="T10"><text:s text:c="8"/></text:span></text:span><text:span text:style-name="Source_20_Text"><text:span text:style-name="T12">ResponseEntity</text:span></text:span><text:span text:style-name="Source_20_Text"><text:span text:style-name="T11">&lt;</text:span></text:span><text:span text:style-name="Source_20_Text"><text:span text:style-name="T12">List</text:span></text:span><text:span text:style-name="Source_20_Text"><text:span text:style-name="T11">&lt;</text:span></text:span><text:span text:style-name="Source_20_Text"><text:span text:style-name="T12">Bookmark</text:span></text:span><text:span text:style-name="Source_20_Text"><text:span text:style-name="T11">&gt;&gt;</text:span></text:span><text:span text:style-name="Source_20_Text"><text:span text:style-name="T9"> exchange </text:span></text:span><text:span text:style-name="Source_20_Text"><text:span text:style-name="T11">=</text:span></text:span></text:p>
      <text:p text:style-name="P3"><text:span text:style-name="Source_20_Text"><text:span text:style-name="T10"><text:s text:c="16"/></text:span></text:span><text:span text:style-name="Source_20_Text"><text:span text:style-name="T8">this</text:span></text:span><text:span text:style-name="Source_20_Text"><text:span text:style-name="T11">.</text:span></text:span><text:span text:style-name="Source_20_Text"><text:span text:style-name="T9">restTemplate</text:span></text:span><text:span text:style-name="Source_20_Text"><text:span text:style-name="T11">.</text:span></text:span><text:span text:style-name="Source_20_Text"><text:span text:style-name="T9">exchange</text:span></text:span><text:span text:style-name="Source_20_Text"><text:span text:style-name="T11">(</text:span></text:span></text:p>
      <text:p text:style-name="P3"><text:span text:style-name="Source_20_Text"><text:span text:style-name="T10"><text:s text:c="24"/></text:span></text:span><text:span text:style-name="Source_20_Text"><text:span text:style-name="T14">"http://bookmark-service/{userId}/bookmarks"</text:span></text:span><text:span text:style-name="Source_20_Text"><text:span text:style-name="T11">,</text:span></text:span></text:p>
      <text:p text:style-name="P3"><text:span text:style-name="Source_20_Text"><text:span text:style-name="T10"><text:s text:c="24"/></text:span></text:span><text:span text:style-name="Source_20_Text"><text:span text:style-name="T12">HttpMethod</text:span></text:span><text:span text:style-name="Source_20_Text"><text:span text:style-name="T11">.</text:span></text:span><text:span text:style-name="Source_20_Text"><text:span text:style-name="T9">GET</text:span></text:span><text:span text:style-name="Source_20_Text"><text:span text:style-name="T11">,</text:span></text:span></text:p>
      <text:p text:style-name="P3"><text:span text:style-name="Source_20_Text"><text:span text:style-name="T10"><text:s text:c="24"/></text:span></text:span><text:span text:style-name="Source_20_Text"><text:span text:style-name="T8">null</text:span></text:span><text:span text:style-name="Source_20_Text"><text:span text:style-name="T11">,</text:span></text:span></text:p>
      <text:p text:style-name="P3"><text:span text:style-name="Source_20_Text"><text:span text:style-name="T10"><text:s text:c="24"/></text:span></text:span><text:span text:style-name="Source_20_Text"><text:span text:style-name="T8">new</text:span></text:span><text:span text:style-name="Source_20_Text"><text:span text:style-name="T9"> </text:span></text:span><text:span text:style-name="Source_20_Text"><text:span text:style-name="T12">ParameterizedTypeReference</text:span></text:span><text:span text:style-name="Source_20_Text"><text:span text:style-name="T11">&lt;</text:span></text:span><text:span text:style-name="Source_20_Text"><text:span text:style-name="T12">List</text:span></text:span><text:span text:style-name="Source_20_Text"><text:span text:style-name="T11">&lt;</text:span></text:span><text:span text:style-name="Source_20_Text"><text:span text:style-name="T12">Bookmark</text:span></text:span><text:span text:style-name="Source_20_Text"><text:span text:style-name="T11">&gt;&gt;()</text:span></text:span><text:span text:style-name="Source_20_Text"><text:span text:style-name="T9"> </text:span></text:span><text:span text:style-name="Source_20_Text"><text:span text:style-name="T11">{</text:span></text:span></text:p>
      <text:p text:style-name="P3"><text:span text:style-name="Source_20_Text"><text:span text:style-name="T10"><text:s text:c="24"/></text:span></text:span><text:span text:style-name="Source_20_Text"><text:span text:style-name="T11">},</text:span></text:span></text:p>
      <text:p text:style-name="P3"><text:span text:style-name="Source_20_Text"><text:span text:style-name="T10"><text:s text:c="24"/></text:span></text:span><text:span text:style-name="Source_20_Text"><text:span text:style-name="T11">(</text:span></text:span><text:span text:style-name="Source_20_Text"><text:span text:style-name="T12">Object</text:span></text:span><text:span text:style-name="Source_20_Text"><text:span text:style-name="T11">)</text:span></text:span><text:span text:style-name="Source_20_Text"><text:span text:style-name="T9"> </text:span></text:span><text:span text:style-name="Source_20_Text"><text:span text:style-name="T14">"mstine"</text:span></text:span><text:span text:style-name="Source_20_Text"><text:span text:style-name="T11">);</text:span></text:span></text:p>
      <text:p text:style-name="P3"/>
      <text:p text:style-name="P3"><text:span text:style-name="Source_20_Text"><text:span text:style-name="T10"><text:s text:c="8"/></text:span></text:span><text:span text:style-name="Source_20_Text"><text:span text:style-name="T9">exchange</text:span></text:span><text:span text:style-name="Source_20_Text"><text:span text:style-name="T11">.</text:span></text:span><text:span text:style-name="Source_20_Text"><text:span text:style-name="T9">getBody</text:span></text:span><text:span text:style-name="Source_20_Text"><text:span text:style-name="T11">().</text:span></text:span><text:span text:style-name="Source_20_Text"><text:span text:style-name="T9">forEach</text:span></text:span><text:span text:style-name="Source_20_Text"><text:span text:style-name="T11">(</text:span></text:span><text:span text:style-name="Source_20_Text"><text:span text:style-name="T12">System</text:span></text:span><text:span text:style-name="Source_20_Text"><text:span text:style-name="T11">.</text:span></text:span><text:span text:style-name="Source_20_Text"><text:span text:style-name="T8">out</text:span></text:span><text:span text:style-name="Source_20_Text"><text:span text:style-name="T11">::</text:span></text:span><text:span text:style-name="Source_20_Text"><text:span text:style-name="T9">println</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
      <text:p text:style-name="P3"><text:span text:style-name="Source_20_Text"><text:span text:style-name="T11">}</text:span></text:span></text:p>
      <text:p text:style-name="P3"/>
      <text:p text:style-name="P3"><text:span text:style-name="Source_20_Text"><text:span text:style-name="T13">@Component</text:span></text:span></text:p>
      <text:p text:style-name="P3"><text:span text:style-name="Source_20_Text"><text:span text:style-name="T8">class</text:span></text:span><text:span text:style-name="Source_20_Text"><text:span text:style-name="T9"> </text:span></text:span><text:span text:style-name="Source_20_Text"><text:span text:style-name="T12">FeignExample</text:span></text:span><text:span text:style-name="Source_20_Text"><text:span text:style-name="T9"> </text:span></text:span><text:span text:style-name="Source_20_Text"><text:span text:style-name="T8">implements</text:span></text:span><text:span text:style-name="Source_20_Text"><text:span text:style-name="T9"> </text:span></text:span><text:span text:style-name="Source_20_Text"><text:span text:style-name="T12">CommandLineRunner</text:span></text:span><text:span text:style-name="Source_20_Text"><text:span text:style-name="T9"> </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Autowired</text:span></text:span></text:p>
      <text:p text:style-name="P3"><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12">BookmarkClient</text:span></text:span><text:span text:style-name="Source_20_Text"><text:span text:style-name="T9"> bookmarkClient</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Override</text:span></text:span></text:p>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8">void</text:span></text:span><text:span text:style-name="Source_20_Text"><text:span text:style-name="T9"> run</text:span></text:span><text:span text:style-name="Source_20_Text"><text:span text:style-name="T11">(</text:span></text:span><text:span text:style-name="Source_20_Text"><text:span text:style-name="T12">String</text:span></text:span><text:span text:style-name="Source_20_Text"><text:span text:style-name="T11">...</text:span></text:span><text:span text:style-name="Source_20_Text"><text:span text:style-name="T9"> strings</text:span></text:span><text:span text:style-name="Source_20_Text"><text:span text:style-name="T11">)</text:span></text:span><text:span text:style-name="Source_20_Text"><text:span text:style-name="T9"> </text:span></text:span><text:span text:style-name="Source_20_Text"><text:span text:style-name="T8">throws</text:span></text:span><text:span text:style-name="Source_20_Text"><text:span text:style-name="T9"> </text:span></text:span><text:span text:style-name="Source_20_Text"><text:span text:style-name="T12">Exception</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this</text:span></text:span><text:span text:style-name="Source_20_Text"><text:span text:style-name="T11">.</text:span></text:span><text:span text:style-name="Source_20_Text"><text:span text:style-name="T9">bookmarkClient</text:span></text:span><text:span text:style-name="Source_20_Text"><text:span text:style-name="T11">.</text:span></text:span><text:span text:style-name="Source_20_Text"><text:span text:style-name="T9">getBookmarks</text:span></text:span><text:span text:style-name="Source_20_Text"><text:span text:style-name="T11">(</text:span></text:span><text:span text:style-name="Source_20_Text"><text:span text:style-name="T14">"jlong"</text:span></text:span><text:span text:style-name="Source_20_Text"><text:span text:style-name="T11">).</text:span></text:span><text:span text:style-name="Source_20_Text"><text:span text:style-name="T9">forEach</text:span></text:span><text:span text:style-name="Source_20_Text"><text:span text:style-name="T11">(</text:span></text:span><text:span text:style-name="Source_20_Text"><text:span text:style-name="T12">System</text:span></text:span><text:span text:style-name="Source_20_Text"><text:span text:style-name="T11">.</text:span></text:span><text:span text:style-name="Source_20_Text"><text:span text:style-name="T8">out</text:span></text:span><text:span text:style-name="Source_20_Text"><text:span text:style-name="T11">::</text:span></text:span><text:span text:style-name="Source_20_Text"><text:span text:style-name="T9">println</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text:span text:style-name="Source_20_Text"><text:span text:style-name="T11">}</text:span></text:span></text:p>
      <text:p text:style-name="P3"/>
      <text:p text:style-name="P3"><text:span text:style-name="Source_20_Text"><text:span text:style-name="T13">@FeignClient</text:span></text:span><text:span text:style-name="Source_20_Text"><text:span text:style-name="T11">(</text:span></text:span><text:span text:style-name="Source_20_Text"><text:span text:style-name="T14">"bookmark-service"</text:span></text:span><text:span text:style-name="Source_20_Text"><text:span text:style-name="T11">)</text:span></text:span></text:p>
      <text:p text:style-name="P3"><text:span text:style-name="Source_20_Text"><text:span text:style-name="T8">interface</text:span></text:span><text:span text:style-name="Source_20_Text"><text:span text:style-name="T9"> </text:span></text:span><text:span text:style-name="Source_20_Text"><text:span text:style-name="T12">BookmarkClient</text:span></text:span><text:span text:style-name="Source_20_Text"><text:span text:style-name="T9"> </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RequestMapping</text:span></text:span><text:span text:style-name="Source_20_Text"><text:span text:style-name="T11">(</text:span></text:span><text:span text:style-name="Source_20_Text"><text:span text:style-name="T9">method </text:span></text:span><text:span text:style-name="Source_20_Text"><text:span text:style-name="T11">=</text:span></text:span><text:span text:style-name="Source_20_Text"><text:span text:style-name="T9"> </text:span></text:span><text:span text:style-name="Source_20_Text"><text:span text:style-name="T12">RequestMethod</text:span></text:span><text:span text:style-name="Source_20_Text"><text:span text:style-name="T11">.</text:span></text:span><text:span text:style-name="Source_20_Text"><text:span text:style-name="T9">GET</text:span></text:span><text:span text:style-name="Source_20_Text"><text:span text:style-name="T11">,</text:span></text:span><text:span text:style-name="Source_20_Text"><text:span text:style-name="T9"> </text:span></text:span><text:span text:style-name="Source_20_Text"><text:span text:style-name="T8">value</text:span></text:span><text:span text:style-name="Source_20_Text"><text:span text:style-name="T9"> </text:span></text:span><text:span text:style-name="Source_20_Text"><text:span text:style-name="T11">=</text:span></text:span><text:span text:style-name="Source_20_Text"><text:span text:style-name="T9"> </text:span></text:span><text:span text:style-name="Source_20_Text"><text:span text:style-name="T14">"/{userId}/bookmarks"</text:span></text:span><text:span text:style-name="Source_20_Text"><text:span text:style-name="T11">)</text:span></text:span></text:p>
      <text:p text:style-name="P3"><text:span text:style-name="Source_20_Text"><text:span text:style-name="T10"><text:s text:c="4"/></text:span></text:span><text:span text:style-name="Source_20_Text"><text:span text:style-name="T12">List</text:span></text:span><text:span text:style-name="Source_20_Text"><text:span text:style-name="T11">&lt;</text:span></text:span><text:span text:style-name="Source_20_Text"><text:span text:style-name="T12">Bookmark</text:span></text:span><text:span text:style-name="Source_20_Text"><text:span text:style-name="T11">&gt;</text:span></text:span><text:span text:style-name="Source_20_Text"><text:span text:style-name="T9"> getBookmarks</text:span></text:span><text:span text:style-name="Source_20_Text"><text:span text:style-name="T11">(</text:span></text:span><text:span text:style-name="Source_20_Text"><text:span text:style-name="T13">@PathVariable</text:span></text:span><text:span text:style-name="Source_20_Text"><text:span text:style-name="T11">(</text:span></text:span><text:span text:style-name="Source_20_Text"><text:span text:style-name="T14">"userId"</text:span></text:span><text:span text:style-name="Source_20_Text"><text:span text:style-name="T11">)</text:span></text:span><text:span text:style-name="Source_20_Text"><text:span text:style-name="T9"> </text:span></text:span><text:span text:style-name="Source_20_Text"><text:span text:style-name="T12">String</text:span></text:span><text:span text:style-name="Source_20_Text"><text:span text:style-name="T9"> userId</text:span></text:span><text:span text:style-name="Source_20_Text"><text:span text:style-name="T11">);</text:span></text:span></text:p>
      <text:p text:style-name="P3"><text:span text:style-name="Source_20_Text"><text:span text:style-name="T11">}</text:span></text:span></text:p>
      <text:p text:style-name="P3"/>
      <text:p text:style-name="P3"><text:span text:style-name="Source_20_Text"><text:span text:style-name="T8">class</text:span></text:span><text:span text:style-name="Source_20_Text"><text:span text:style-name="T9"> </text:span></text:span><text:span text:style-name="Source_20_Text"><text:span text:style-name="T12">Bookmark</text:span></text:span><text:span text:style-name="Source_20_Text"><text:span text:style-name="T9"> </text:span></text:span><text:span text:style-name="Source_20_Text"><text:span text:style-name="T11">{</text:span></text:span></text:p>
      <text:p text:style-name="P3"><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12">Long</text:span></text:span><text:span text:style-name="Source_20_Text"><text:span text:style-name="T9"> id</text:span></text:span><text:span text:style-name="Source_20_Text"><text:span text:style-name="T11">;</text:span></text:span></text:p>
      <text:p text:style-name="P3"><text:span text:style-name="Source_20_Text"><text:span text:style-name="T10"><text:s text:c="4"/></text:span></text:span><text:span text:style-name="Source_20_Text"><text:span text:style-name="T8">private</text:span></text:span><text:span text:style-name="Source_20_Text"><text:span text:style-name="T9"> </text:span></text:span><text:span text:style-name="Source_20_Text"><text:span text:style-name="T12">String</text:span></text:span><text:span text:style-name="Source_20_Text"><text:span text:style-name="T9"> href</text:span></text:span><text:span text:style-name="Source_20_Text"><text:span text:style-name="T11">,</text:span></text:span><text:span text:style-name="Source_20_Text"><text:span text:style-name="T9"> label</text:span></text:span><text:span text:style-name="Source_20_Text"><text:span text:style-name="T11">,</text:span></text:span><text:span text:style-name="Source_20_Text"><text:span text:style-name="T9"> description</text:span></text:span><text:span text:style-name="Source_20_Text"><text:span text:style-name="T11">,</text:span></text:span><text:span text:style-name="Source_20_Text"><text:span text:style-name="T9"> userId</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13">@Override</text:span></text:span></text:p>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String</text:span></text:span><text:span text:style-name="Source_20_Text"><text:span text:style-name="T9"> toString</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return</text:span></text:span><text:span text:style-name="Source_20_Text"><text:span text:style-name="T9"> </text:span></text:span><text:span text:style-name="Source_20_Text"><text:span text:style-name="T14">"Bookmark{"</text:span></text:span><text:span text:style-name="Source_20_Text"><text:span text:style-name="T9"> </text:span></text:span><text:span text:style-name="Source_20_Text"><text:span text:style-name="T11">+</text:span></text:span></text:p>
      <text:p text:style-name="P3"><text:span text:style-name="Source_20_Text"><text:span text:style-name="T10"><text:s text:c="16"/></text:span></text:span><text:span text:style-name="Source_20_Text"><text:span text:style-name="T14">"id="</text:span></text:span><text:span text:style-name="Source_20_Text"><text:span text:style-name="T9"> </text:span></text:span><text:span text:style-name="Source_20_Text"><text:span text:style-name="T11">+</text:span></text:span><text:span text:style-name="Source_20_Text"><text:span text:style-name="T9"> id </text:span></text:span><text:span text:style-name="Source_20_Text"><text:span text:style-name="T11">+</text:span></text:span></text:p>
      <text:p text:style-name="P3"><text:span text:style-name="Source_20_Text"><text:span text:style-name="T10"><text:s text:c="16"/></text:span></text:span><text:span text:style-name="Source_20_Text"><text:span text:style-name="T14">", href='"</text:span></text:span><text:span text:style-name="Source_20_Text"><text:span text:style-name="T9"> </text:span></text:span><text:span text:style-name="Source_20_Text"><text:span text:style-name="T11">+</text:span></text:span><text:span text:style-name="Source_20_Text"><text:span text:style-name="T9"> href </text:span></text:span><text:span text:style-name="Source_20_Text"><text:span text:style-name="T11">+</text:span></text:span><text:span text:style-name="Source_20_Text"><text:span text:style-name="T9"> </text:span></text:span><text:span text:style-name="Source_20_Text"><text:span text:style-name="T14">'\''</text:span></text:span><text:span text:style-name="Source_20_Text"><text:span text:style-name="T9"> </text:span></text:span><text:span text:style-name="Source_20_Text"><text:span text:style-name="T11">+</text:span></text:span></text:p>
      <text:p text:style-name="P3"><text:span text:style-name="Source_20_Text"><text:span text:style-name="T10"><text:s text:c="16"/></text:span></text:span><text:span text:style-name="Source_20_Text"><text:span text:style-name="T14">", label='"</text:span></text:span><text:span text:style-name="Source_20_Text"><text:span text:style-name="T9"> </text:span></text:span><text:span text:style-name="Source_20_Text"><text:span text:style-name="T11">+</text:span></text:span><text:span text:style-name="Source_20_Text"><text:span text:style-name="T9"> label </text:span></text:span><text:span text:style-name="Source_20_Text"><text:span text:style-name="T11">+</text:span></text:span><text:span text:style-name="Source_20_Text"><text:span text:style-name="T9"> </text:span></text:span><text:span text:style-name="Source_20_Text"><text:span text:style-name="T14">'\''</text:span></text:span><text:span text:style-name="Source_20_Text"><text:span text:style-name="T9"> </text:span></text:span><text:span text:style-name="Source_20_Text"><text:span text:style-name="T11">+</text:span></text:span></text:p>
      <text:p text:style-name="P3"><text:span text:style-name="Source_20_Text"><text:span text:style-name="T10"><text:s text:c="16"/></text:span></text:span><text:span text:style-name="Source_20_Text"><text:span text:style-name="T14">", description='"</text:span></text:span><text:span text:style-name="Source_20_Text"><text:span text:style-name="T9"> </text:span></text:span><text:span text:style-name="Source_20_Text"><text:span text:style-name="T11">+</text:span></text:span><text:span text:style-name="Source_20_Text"><text:span text:style-name="T9"> description </text:span></text:span><text:span text:style-name="Source_20_Text"><text:span text:style-name="T11">+</text:span></text:span><text:span text:style-name="Source_20_Text"><text:span text:style-name="T9"> </text:span></text:span><text:span text:style-name="Source_20_Text"><text:span text:style-name="T14">'\''</text:span></text:span><text:span text:style-name="Source_20_Text"><text:span text:style-name="T9"> </text:span></text:span><text:span text:style-name="Source_20_Text"><text:span text:style-name="T11">+</text:span></text:span></text:p>
      <text:p text:style-name="P3"><text:span text:style-name="Source_20_Text"><text:span text:style-name="T10"><text:s text:c="16"/></text:span></text:span><text:span text:style-name="Source_20_Text"><text:span text:style-name="T14">", userId='"</text:span></text:span><text:span text:style-name="Source_20_Text"><text:span text:style-name="T9"> </text:span></text:span><text:span text:style-name="Source_20_Text"><text:span text:style-name="T11">+</text:span></text:span><text:span text:style-name="Source_20_Text"><text:span text:style-name="T9"> userId </text:span></text:span><text:span text:style-name="Source_20_Text"><text:span text:style-name="T11">+</text:span></text:span><text:span text:style-name="Source_20_Text"><text:span text:style-name="T9"> </text:span></text:span><text:span text:style-name="Source_20_Text"><text:span text:style-name="T14">'\''</text:span></text:span><text:span text:style-name="Source_20_Text"><text:span text:style-name="T9"> </text:span></text:span><text:span text:style-name="Source_20_Text"><text:span text:style-name="T11">+</text:span></text:span></text:p>
      <text:p text:style-name="P3"><text:span text:style-name="Source_20_Text"><text:span text:style-name="T10"><text:s text:c="16"/></text:span></text:span><text:span text:style-name="Source_20_Text"><text:span text:style-name="T14">'}'</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text:soft-page-break/></text:p>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Bookmark</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Long</text:span></text:span><text:span text:style-name="Source_20_Text"><text:span text:style-name="T9"> getId</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return</text:span></text:span><text:span text:style-name="Source_20_Text"><text:span text:style-name="T9"> id</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String</text:span></text:span><text:span text:style-name="Source_20_Text"><text:span text:style-name="T9"> getHref</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return</text:span></text:span><text:span text:style-name="Source_20_Text"><text:span text:style-name="T9"> href</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String</text:span></text:span><text:span text:style-name="Source_20_Text"><text:span text:style-name="T9"> getLabel</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return</text:span></text:span><text:span text:style-name="Source_20_Text"><text:span text:style-name="T9"> label</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String</text:span></text:span><text:span text:style-name="Source_20_Text"><text:span text:style-name="T9"> getDescription</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return</text:span></text:span><text:span text:style-name="Source_20_Text"><text:span text:style-name="T9"> description</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3"/>
      <text:p text:style-name="P3"><text:span text:style-name="Source_20_Text"><text:span text:style-name="T10"><text:s text:c="4"/></text:span></text:span><text:span text:style-name="Source_20_Text"><text:span text:style-name="T8">public</text:span></text:span><text:span text:style-name="Source_20_Text"><text:span text:style-name="T9"> </text:span></text:span><text:span text:style-name="Source_20_Text"><text:span text:style-name="T12">String</text:span></text:span><text:span text:style-name="Source_20_Text"><text:span text:style-name="T9"> getUserId</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8"/></text:span></text:span><text:span text:style-name="Source_20_Text"><text:span text:style-name="T8">return</text:span></text:span><text:span text:style-name="Source_20_Text"><text:span text:style-name="T9"> userId</text:span></text:span><text:span text:style-name="Source_20_Text"><text:span text:style-name="T11">;</text:span></text:span></text:p>
      <text:p text:style-name="P3"><text:span text:style-name="Source_20_Text"><text:span text:style-name="T10"><text:s text:c="4"/></text:span></text:span><text:span text:style-name="Source_20_Text"><text:span text:style-name="T11">}</text:span></text:span></text:p>
      <text:p text:style-name="P2"><text:span text:style-name="Source_20_Text"><text:span text:style-name="T11">}</text:span></text:span>COPY</text:p>
      <text:p text:style-name="Text_20_body"><text:span text:style-name="T4">The </text:span><text:span text:style-name="Source_20_Text"><text:span text:style-name="T6">DiscoveryClientExample</text:span></text:span><text:span text:style-name="T4"> bean demonstrates using the Spring Cloud common </text:span><text:span text:style-name="Source_20_Text"><text:span text:style-name="T6">DiscoveryClient</text:span></text:span><text:span text:style-name="T4"> to interrogate the services. The results contain information like the hostname and the port for each service.</text:span></text:p>
      <text:p text:style-name="Text_20_body"><text:span text:style-name="T4">The </text:span><text:span text:style-name="Source_20_Text"><text:span text:style-name="T6">RestTemplateExample</text:span></text:span><text:span text:style-name="T4"> bean demonstrates the auto-configured Ribbon-aware </text:span><text:span text:style-name="Source_20_Text"><text:span text:style-name="T6">RestTemplate</text:span></text:span><text:span text:style-name="T4"> instance. Note that the URI uses a service ID, not an actual hostname. The service ID from the URI is extracted and given to Ribbon which then uses a load-balancer to pick from among the registered instances in Eureka and, finally, the HTTP call is made to a real service instance.</text:span></text:p>
      <text:p text:style-name="Text_20_body"><text:span text:style-name="T4">The </text:span><text:span text:style-name="Source_20_Text"><text:span text:style-name="T6">FeignExample</text:span></text:span><text:span text:style-name="T4"> bean demonstrates using the Spring Cloud Feign integration. </text:span><text:a xlink:type="simple" xlink:href="https://github.com/Netflix/feign" text:style-name="Internet_20_link" text:visited-style-name="Visited_20_Internet_20_Link"><text:span text:style-name="T5">Feign</text:span></text:a><text:span text:style-name="T4"> is a handy project from Netflix that lets you describe a REST API client declaratively with annotations on an interface. In this case, we want to map the HTTP results from calls to the </text:span><text:span text:style-name="Source_20_Text"><text:span text:style-name="T6">bookmark-service</text:span></text:span><text:span text:style-name="T4"> to the </text:span><text:span text:style-name="Source_20_Text"><text:span text:style-name="T6">BookmarkClient</text:span></text:span><text:span text:style-name="T4"> Java interface. This mapping is configured in the </text:span><text:span text:style-name="Source_20_Text"><text:span text:style-name="T6">Application</text:span></text:span><text:span text:style-name="T4"> class towards the top of the code page:</text:span></text:p>
      <text:p text:style-name="P3"><text:span text:style-name="Source_20_Text"><text:span text:style-name="T10"><text:s text:c="2"/></text:span></text:span><text:span text:style-name="Source_20_Text"><text:span text:style-name="T13">@Bean</text:span></text:span></text:p>
      <text:p text:style-name="P3"><text:span text:style-name="Source_20_Text"><text:span text:style-name="T10"><text:s text:c="2"/></text:span></text:span><text:span text:style-name="Source_20_Text"><text:span text:style-name="T12">BookmarkClient</text:span></text:span><text:span text:style-name="Source_20_Text"><text:span text:style-name="T9"> bookmarkClient</text:span></text:span><text:span text:style-name="Source_20_Text"><text:span text:style-name="T11">()</text:span></text:span><text:span text:style-name="Source_20_Text"><text:span text:style-name="T9"> </text:span></text:span><text:span text:style-name="Source_20_Text"><text:span text:style-name="T11">{</text:span></text:span></text:p>
      <text:p text:style-name="P3"><text:span text:style-name="Source_20_Text"><text:span text:style-name="T10"><text:s text:c="4"/></text:span></text:span><text:span text:style-name="Source_20_Text"><text:span text:style-name="T8">return</text:span></text:span><text:span text:style-name="Source_20_Text"><text:span text:style-name="T9"> loadBalance</text:span></text:span><text:span text:style-name="Source_20_Text"><text:span text:style-name="T11">(</text:span></text:span><text:span text:style-name="Source_20_Text"><text:span text:style-name="T12">BookmarkClient</text:span></text:span><text:span text:style-name="Source_20_Text"><text:span text:style-name="T11">.</text:span></text:span><text:span text:style-name="Source_20_Text"><text:span text:style-name="T8">class</text:span></text:span><text:span text:style-name="Source_20_Text"><text:span text:style-name="T11">,</text:span></text:span><text:span text:style-name="Source_20_Text"><text:span text:style-name="T9"> </text:span></text:span><text:span text:style-name="Source_20_Text"><text:span text:style-name="T14">"http://bookmark-service"</text:span></text:span><text:span text:style-name="Source_20_Text"><text:span text:style-name="T11">);</text:span></text:span></text:p>
      <text:p text:style-name="P3"><text:span text:style-name="Source_20_Text"><text:span text:style-name="T10"><text:s text:c="2"/></text:span></text:span><text:span text:style-name="Source_20_Text"><text:span text:style-name="T11">}</text:span></text:span></text:p>
      <text:p text:style-name="P2">COPY</text:p>
      <text:p text:style-name="Text_20_body"><text:span text:style-name="T4">The URI is a service reference, not an actual hostname. It’s passed through the same processing as the </text:span><text:soft-page-break/><text:span text:style-name="T4">URI given to the </text:span><text:span text:style-name="Source_20_Text"><text:span text:style-name="T6">RestTemplate</text:span></text:span><text:span text:style-name="T4"> in the last example.</text:span></text:p>
      <text:p text:style-name="Text_20_body"><text:span text:style-name="T4">Pretty cool, eh? You can use the more basic </text:span><text:span text:style-name="Source_20_Text"><text:span text:style-name="T6">DiscoveryClient</text:span></text:span><text:span text:style-name="T4"> API and make a call, or use the Ribbon and Eureka-aware </text:span><text:span text:style-name="Source_20_Text"><text:span text:style-name="T6">RestTemplate</text:span></text:span><text:span text:style-name="T4"> or Feign-integrated client.</text:span></text:p>
      <text:h text:style-name="P1" text:outline-level="2">Review</text:h>
      <text:list xml:id="list2110789232" text:style-name="L1">
        <text:list-item>
          <text:p text:style-name="P6">Spring Cloud supports both the Eureka and Consul service registries (and perhaps more!)</text:p>
        </text:list-item>
        <text:list-item>
          <text:p text:style-name="P6">The <text:span text:style-name="Source_20_Text"><text:span text:style-name="T6">DiscoveryClient</text:span></text:span> API can be used to interactively query Eureka given a service ID.</text:p>
        </text:list-item>
        <text:list-item>
          <text:p text:style-name="P6">Ribbon is a client-side load balancer</text:p>
        </text:list-item>
        <text:list-item>
          <text:p text:style-name="P6">The <text:span text:style-name="Source_20_Text"><text:span text:style-name="T6">RestTemplate</text:span></text:span> can substitute service IDs for hostnames in URIs and can defer to Ribbon to pick a service.</text:p>
        </text:list-item>
        <text:list-item>
          <text:p text:style-name="P6">The Netflix Spring Cloud Feign integration makes it simple to create smart, Eureka-aware REST clients that uses Ribbon for client-side load-balacing to pick an available service instance.</text:p>
        </text:list-item>
      </text:list>
      <text:h text:style-name="P1" text:outline-level="2">Where to go from Here</text:h>
      <text:p text:style-name="P5">We’ve only looked at service discovery and resolution with Eureka. Most of what we talked about here applies to Consul as well and indeed Consul has some features that Netflix doesn’t have.</text:p>
      <text:p text:style-name="P5">Round-robin load-balancing is just one option. You might instead require some notion of a leader node, and leadership election. Spring Cloud aims provides support for that kind of coordination, as well.</text:p>
      <text:p text:style-name="Text_20_body"><text:span text:style-name="T4">Service registration and client-side load-balancing are just </text:span><text:span text:style-name="Emphasis"><text:span text:style-name="T4">one</text:span></text:span><text:span text:style-name="T4"> of the things that Spring Cloud does to promote more resilient service-to-service calls. We have </text:span><text:span text:style-name="Emphasis"><text:span text:style-name="T4">not</text:span></text:span><text:span text:style-name="T4"> looked at its support single-sign on and security, distributed locks and leadership election, reliability patterns like the circuit breaker, and much more.</text:span></text:p>
      <text:p text:style-name="Text_20_body"><text:a xlink:type="simple" xlink:href="https://github.com/joshlong/service-registration-and-discovery" office:name="&amp;lpos=apps_scodevmw : 97" text:style-name="Internet_20_link" text:visited-style-name="Visited_20_Internet_20_Link"><text:span text:style-name="T5">The example code is all available online</text:span></text:a><text:span text:style-name="T4"> so don’t hesitate to the check out the example on your local machine or push it to Cloud Foundry using </text:span><text:a xlink:type="simple" xlink:href="https://github.com/joshlong/service-registration-and-discovery/blob/master/cf.sh" office:name="&amp;lpos=apps_scodevmw : 98" text:style-name="Internet_20_link" text:visited-style-name="Visited_20_Internet_20_Link"><text:span text:style-name="T5">the provided </text:span></text:a><text:a xlink:type="simple" xlink:href="https://github.com/joshlong/service-registration-and-discovery/blob/master/cf.sh" office:name="&amp;lpos=apps_scodevmw : 98" text:style-name="Internet_20_link" text:visited-style-name="Visited_20_Internet_20_Link"><text:span text:style-name="Source_20_Text"><text:span text:style-name="T7">cf.sh</text:span></text:span></text:a><text:a xlink:type="simple" xlink:href="https://github.com/joshlong/service-registration-and-discovery/blob/master/cf.sh" office:name="&amp;lpos=apps_scodevmw : 98" text:style-name="Internet_20_link" text:visited-style-name="Visited_20_Internet_20_Link"><text:span text:style-name="T5"> script</text:span></text:a><text:span text:style-name="T4"> and various </text:span><text:span text:style-name="Source_20_Text"><text:span text:style-name="T6">manifest.yml</text:span></text:span><text:span text:style-name="T4"> files.</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tropolis" svg:font-family="Metropolis, sans-serif"/>
    <style:font-face style:name="Microsoft YaHei" svg:font-family="'Microsoft YaHei'" style:font-family-generic="system" style:font-pitch="variable"/>
    <style:font-face style:name="Monaco" svg:font-family="Monaco,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Work Sans" svg:font-family="'Work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4T22:58:51.603000000</dc:date>
    <meta:editing-duration>PT1M4S</meta:editing-duration>
    <meta:editing-cycles>2</meta:editing-cycles>
    <meta:generator>LibreOffice/7.2.0.4$Windows_X86_64 LibreOffice_project/9a9c6381e3f7a62afc1329bd359cc48accb6435b</meta:generator>
    <meta:document-statistic meta:table-count="0" meta:image-count="0" meta:object-count="0" meta:page-count="8" meta:paragraph-count="196" meta:word-count="1910" meta:character-count="15149" meta:non-whitespace-character-count="12792"/>
  </office:meta>
</office:document-meta>
</file>